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IBMPlexSans" svg:font-family="IBMPlexSans"/>
    <style:font-face style:name="Arial3" svg:font-family="Arial" style:font-family-generic="swiss"/>
    <style:font-face style:name="Calibri" svg:font-family="Calibri" style:font-family-generic="swiss"/>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6.6931in" table:align="margins"/>
    </style:style>
    <style:style style:name="Tabell1.A" style:family="table-column">
      <style:table-column-properties style:column-width="1.6729in" style:rel-column-width="16383*"/>
    </style:style>
    <style:style style:name="Tabell1.D" style:family="table-column">
      <style:table-column-properties style:column-width="1.6736in" style:rel-column-width="16386*"/>
    </style:style>
    <style:style style:name="Tabell1.A1" style:family="table-cell">
      <style:table-cell-properties fo:padding="0.0382in" fo:border-left="0.0007in solid #000000" fo:border-right="none" fo:border-top="0.0007in solid #000000" fo:border-bottom="0.0007in solid #000000"/>
    </style:style>
    <style:style style:name="Tabell1.D1" style:family="table-cell">
      <style:table-cell-properties fo:padding="0.0382in" fo:border="0.0007in solid #000000"/>
    </style:style>
    <style:style style:name="Tabell1.A2" style:family="table-cell" style:data-style-name="N37">
      <style:table-cell-properties fo:padding="0.0382in" fo:border-left="0.0007in solid #000000" fo:border-right="none" fo:border-top="none" fo:border-bottom="0.0007in solid #000000"/>
    </style:style>
    <style:style style:name="Tabell1.B2" style:family="table-cell" style:data-style-name="N0">
      <style:table-cell-properties fo:padding="0.0382in" fo:border-left="0.0007in solid #000000" fo:border-right="none" fo:border-top="none" fo:border-bottom="0.0007in solid #000000"/>
    </style:style>
    <style:style style:name="Tabell1.C2" style:family="table-cell">
      <style:table-cell-properties fo:padding="0.0382in" fo:border-left="0.0007in solid #000000" fo:border-right="none" fo:border-top="none" fo:border-bottom="0.0007in solid #000000"/>
    </style:style>
    <style:style style:name="Tabell1.D2" style:family="table-cell">
      <style:table-cell-properties fo:padding="0.0382in" fo:border-left="0.0007in solid #000000" fo:border-right="0.0007in solid #000000" fo:border-top="none" fo:border-bottom="0.0007in solid #000000"/>
    </style:style>
    <style:style style:name="Tabell2" style:family="table">
      <style:table-properties style:width="6.6931in" table:align="margins"/>
    </style:style>
    <style:style style:name="Tabell2.A" style:family="table-column">
      <style:table-column-properties style:column-width="3.3465in" style:rel-column-width="32767*"/>
    </style:style>
    <style:style style:name="Tabell2.B" style:family="table-column">
      <style:table-column-properties style:column-width="3.3465in" style:rel-column-width="32768*"/>
    </style:style>
    <style:style style:name="Tabell2.A1" style:family="table-cell">
      <style:table-cell-properties fo:padding="0.0382in" fo:border-left="0.0007in solid #000000" fo:border-right="none" fo:border-top="0.0007in solid #000000" fo:border-bottom="0.0007in solid #000000"/>
    </style:style>
    <style:style style:name="Tabell2.B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B2" style:family="table-cell">
      <style:table-cell-properties fo:padding="0.0382in" fo:border-left="0.0007in solid #000000" fo:border-right="0.0007in solid #000000" fo:border-top="none" fo:border-bottom="0.0007in solid #000000"/>
    </style:style>
    <style:style style:name="Tabell3" style:family="table">
      <style:table-properties style:width="6.6931in" table:align="margins"/>
    </style:style>
    <style:style style:name="Tabell3.A" style:family="table-column">
      <style:table-column-properties style:column-width="3.3465in" style:rel-column-width="32767*"/>
    </style:style>
    <style:style style:name="Tabell3.B" style:family="table-column">
      <style:table-column-properties style:column-width="3.3465in" style:rel-column-width="32768*"/>
    </style:style>
    <style:style style:name="Tabell3.A1" style:family="table-cell">
      <style:table-cell-properties fo:padding="0.0382in" fo:border-left="0.0007in solid #000000" fo:border-right="none" fo:border-top="0.0007in solid #000000" fo:border-bottom="0.0007in solid #000000"/>
    </style:style>
    <style:style style:name="Tabell3.B1" style:family="table-cell">
      <style:table-cell-properties fo:padding="0.0382in" fo:border="0.0007in solid #000000"/>
    </style:style>
    <style:style style:name="Tabell3.2" style:family="table-row">
      <style:table-row-properties style:min-row-height="0.0583in"/>
    </style:style>
    <style:style style:name="Tabell3.A2" style:family="table-cell">
      <style:table-cell-properties fo:padding="0.0382in" fo:border-left="0.0007in solid #000000" fo:border-right="none" fo:border-top="none" fo:border-bottom="0.0007in solid #000000"/>
    </style:style>
    <style:style style:name="Tabell3.B2" style:family="table-cell">
      <style:table-cell-properties fo:padding="0.0382in" fo:border-left="0.0007in solid #000000" fo:border-right="0.0007in solid #000000" fo:border-top="none" fo:border-bottom="0.0007in solid #000000"/>
    </style:style>
    <style:style style:name="Tabell4" style:family="table">
      <style:table-properties style:width="6.6931in" table:align="margins"/>
    </style:style>
    <style:style style:name="Tabell4.A" style:family="table-column">
      <style:table-column-properties style:column-width="6.6931in" style:rel-column-width="65535*"/>
    </style:style>
    <style:style style:name="Tabell4.1" style:family="table-row">
      <style:table-row-properties style:min-row-height="1.8868in"/>
    </style:style>
    <style:style style:name="Tabell4.A1" style:family="table-cell">
      <style:table-cell-properties fo:padding="0.0382in" fo:border="0.0007in solid #000000"/>
    </style:style>
    <style:style style:name="Tabell26" style:family="table">
      <style:table-properties style:width="6.6931in" table:align="margins"/>
    </style:style>
    <style:style style:name="Tabell26.A" style:family="table-column">
      <style:table-column-properties style:column-width="3.3465in" style:rel-column-width="32767*"/>
    </style:style>
    <style:style style:name="Tabell26.B" style:family="table-column">
      <style:table-column-properties style:column-width="3.3465in" style:rel-column-width="32768*"/>
    </style:style>
    <style:style style:name="Tabell26.A1" style:family="table-cell">
      <style:table-cell-properties fo:padding="0.0382in" fo:border-left="0.0007in solid #000000" fo:border-right="none" fo:border-top="0.0007in solid #000000" fo:border-bottom="0.0007in solid #000000"/>
    </style:style>
    <style:style style:name="Tabell26.B1" style:family="table-cell">
      <style:table-cell-properties fo:padding="0.0382in" fo:border="0.0007in solid #000000"/>
    </style:style>
    <style:style style:name="Tabell5" style:family="table">
      <style:table-properties style:width="6.6931in" table:align="margins"/>
    </style:style>
    <style:style style:name="Tabell5.A" style:family="table-column">
      <style:table-column-properties style:column-width="3.3465in" style:rel-column-width="32767*"/>
    </style:style>
    <style:style style:name="Tabell5.B" style:family="table-column">
      <style:table-column-properties style:column-width="3.3465in" style:rel-column-width="32768*"/>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5.A2" style:family="table-cell">
      <style:table-cell-properties fo:padding="0.0382in" fo:border-left="0.0007in solid #000000" fo:border-right="none" fo:border-top="none" fo:border-bottom="0.0007in solid #000000"/>
    </style:style>
    <style:style style:name="Tabell5.B2" style:family="table-cell">
      <style:table-cell-properties fo:padding="0.0382in" fo:border-left="0.0007in solid #000000" fo:border-right="0.0007in solid #000000" fo:border-top="none" fo:border-bottom="0.0007in solid #000000"/>
    </style:style>
    <style:style style:name="Tabell11" style:family="table">
      <style:table-properties style:width="6.6931in" table:align="margins"/>
    </style:style>
    <style:style style:name="Tabell11.A" style:family="table-column">
      <style:table-column-properties style:column-width="3.3465in" style:rel-column-width="32767*"/>
    </style:style>
    <style:style style:name="Tabell11.B" style:family="table-column">
      <style:table-column-properties style:column-width="3.3465in" style:rel-column-width="32768*"/>
    </style:style>
    <style:style style:name="Tabell11.A1" style:family="table-cell">
      <style:table-cell-properties fo:padding="0.0382in" fo:border-left="0.0007in solid #000000" fo:border-right="none" fo:border-top="0.0007in solid #000000" fo:border-bottom="0.0007in solid #000000"/>
    </style:style>
    <style:style style:name="Tabell11.B1" style:family="table-cell">
      <style:table-cell-properties fo:padding="0.0382in" fo:border="0.0007in solid #000000"/>
    </style:style>
    <style:style style:name="Tabell11.A2" style:family="table-cell">
      <style:table-cell-properties fo:padding="0.0382in" fo:border-left="0.0007in solid #000000" fo:border-right="none" fo:border-top="none" fo:border-bottom="0.0007in solid #000000"/>
    </style:style>
    <style:style style:name="Tabell11.B2" style:family="table-cell">
      <style:table-cell-properties fo:padding="0.0382in" fo:border-left="0.0007in solid #000000" fo:border-right="0.0007in solid #000000" fo:border-top="none" fo:border-bottom="0.0007in solid #000000"/>
    </style:style>
    <style:style style:name="Tabell12" style:family="table">
      <style:table-properties style:width="6.6931in" table:align="margins"/>
    </style:style>
    <style:style style:name="Tabell12.A" style:family="table-column">
      <style:table-column-properties style:column-width="3.3465in" style:rel-column-width="32767*"/>
    </style:style>
    <style:style style:name="Tabell12.B" style:family="table-column">
      <style:table-column-properties style:column-width="3.3465in" style:rel-column-width="32768*"/>
    </style:style>
    <style:style style:name="Tabell12.A1" style:family="table-cell">
      <style:table-cell-properties fo:padding="0.0382in" fo:border-left="0.0007in solid #000000" fo:border-right="none" fo:border-top="0.0007in solid #000000" fo:border-bottom="0.0007in solid #000000"/>
    </style:style>
    <style:style style:name="Tabell12.B1" style:family="table-cell">
      <style:table-cell-properties fo:padding="0.0382in" fo:border="0.0007in solid #000000"/>
    </style:style>
    <style:style style:name="Tabell12.A2" style:family="table-cell">
      <style:table-cell-properties fo:padding="0.0382in" fo:border-left="0.0007in solid #000000" fo:border-right="none" fo:border-top="none" fo:border-bottom="0.0007in solid #000000"/>
    </style:style>
    <style:style style:name="Tabell12.B2" style:family="table-cell">
      <style:table-cell-properties fo:padding="0.0382in" fo:border-left="0.0007in solid #000000" fo:border-right="0.0007in solid #000000" fo:border-top="none" fo:border-bottom="0.0007in solid #000000"/>
    </style:style>
    <style:style style:name="Tabell13" style:family="table">
      <style:table-properties style:width="6.6931in" table:align="margins"/>
    </style:style>
    <style:style style:name="Tabell13.A" style:family="table-column">
      <style:table-column-properties style:column-width="3.3465in" style:rel-column-width="32767*"/>
    </style:style>
    <style:style style:name="Tabell13.B" style:family="table-column">
      <style:table-column-properties style:column-width="3.3465in" style:rel-column-width="32768*"/>
    </style:style>
    <style:style style:name="Tabell13.A1" style:family="table-cell">
      <style:table-cell-properties fo:padding="0.0382in" fo:border-left="0.0007in solid #000000" fo:border-right="none" fo:border-top="0.0007in solid #000000" fo:border-bottom="0.0007in solid #000000"/>
    </style:style>
    <style:style style:name="Tabell13.B1" style:family="table-cell">
      <style:table-cell-properties fo:padding="0.0382in" fo:border="0.0007in solid #000000"/>
    </style:style>
    <style:style style:name="Tabell13.A2" style:family="table-cell">
      <style:table-cell-properties fo:padding="0.0382in" fo:border-left="0.0007in solid #000000" fo:border-right="none" fo:border-top="none" fo:border-bottom="0.0007in solid #000000"/>
    </style:style>
    <style:style style:name="Tabell13.B2" style:family="table-cell">
      <style:table-cell-properties fo:padding="0.0382in" fo:border-left="0.0007in solid #000000" fo:border-right="0.0007in solid #000000" fo:border-top="none" fo:border-bottom="0.0007in solid #000000"/>
    </style:style>
    <style:style style:name="Tabell14" style:family="table">
      <style:table-properties style:width="6.6931in" table:align="margins"/>
    </style:style>
    <style:style style:name="Tabell14.A" style:family="table-column">
      <style:table-column-properties style:column-width="3.3465in" style:rel-column-width="32767*"/>
    </style:style>
    <style:style style:name="Tabell14.B" style:family="table-column">
      <style:table-column-properties style:column-width="3.3465in" style:rel-column-width="32768*"/>
    </style:style>
    <style:style style:name="Tabell14.A1" style:family="table-cell">
      <style:table-cell-properties fo:padding="0.0382in" fo:border-left="0.0007in solid #000000" fo:border-right="none" fo:border-top="0.0007in solid #000000" fo:border-bottom="0.0007in solid #000000"/>
    </style:style>
    <style:style style:name="Tabell14.B1" style:family="table-cell">
      <style:table-cell-properties fo:padding="0.0382in" fo:border="0.0007in solid #000000"/>
    </style:style>
    <style:style style:name="Tabell14.2" style:family="table-row">
      <style:table-row-properties style:min-row-height="0.3097in"/>
    </style:style>
    <style:style style:name="Tabell14.A2" style:family="table-cell">
      <style:table-cell-properties fo:padding="0.0382in" fo:border-left="0.0007in solid #000000" fo:border-right="none" fo:border-top="none" fo:border-bottom="0.0007in solid #000000"/>
    </style:style>
    <style:style style:name="Tabell14.B2" style:family="table-cell">
      <style:table-cell-properties fo:padding="0.0382in" fo:border-left="0.0007in solid #000000" fo:border-right="0.0007in solid #000000" fo:border-top="none" fo:border-bottom="0.0007in solid #000000"/>
    </style:style>
    <style:style style:name="Tabell15" style:family="table">
      <style:table-properties style:width="6.6931in" table:align="margins"/>
    </style:style>
    <style:style style:name="Tabell15.A" style:family="table-column">
      <style:table-column-properties style:column-width="3.3465in" style:rel-column-width="32767*"/>
    </style:style>
    <style:style style:name="Tabell15.B" style:family="table-column">
      <style:table-column-properties style:column-width="3.3465in" style:rel-column-width="32768*"/>
    </style:style>
    <style:style style:name="Tabell15.A1" style:family="table-cell">
      <style:table-cell-properties fo:padding="0.0382in" fo:border-left="0.0007in solid #000000" fo:border-right="none" fo:border-top="0.0007in solid #000000" fo:border-bottom="0.0007in solid #000000"/>
    </style:style>
    <style:style style:name="Tabell15.B1" style:family="table-cell">
      <style:table-cell-properties fo:padding="0.0382in" fo:border="0.0007in solid #000000"/>
    </style:style>
    <style:style style:name="Tabell15.A2" style:family="table-cell">
      <style:table-cell-properties fo:padding="0.0382in" fo:border-left="0.0007in solid #000000" fo:border-right="none" fo:border-top="none" fo:border-bottom="0.0007in solid #000000"/>
    </style:style>
    <style:style style:name="Tabell15.B2" style:family="table-cell">
      <style:table-cell-properties fo:padding="0.0382in" fo:border-left="0.0007in solid #000000" fo:border-right="0.0007in solid #000000" fo:border-top="none" fo:border-bottom="0.0007in solid #000000"/>
    </style:style>
    <style:style style:name="Tabell16" style:family="table">
      <style:table-properties style:width="6.6931in" table:align="margins"/>
    </style:style>
    <style:style style:name="Tabell16.A" style:family="table-column">
      <style:table-column-properties style:column-width="3.3465in" style:rel-column-width="32767*"/>
    </style:style>
    <style:style style:name="Tabell16.B" style:family="table-column">
      <style:table-column-properties style:column-width="3.3465in" style:rel-column-width="32768*"/>
    </style:style>
    <style:style style:name="Tabell16.A1" style:family="table-cell">
      <style:table-cell-properties fo:padding="0.0382in" fo:border-left="0.0007in solid #000000" fo:border-right="none" fo:border-top="0.0007in solid #000000" fo:border-bottom="0.0007in solid #000000"/>
    </style:style>
    <style:style style:name="Tabell16.B1" style:family="table-cell">
      <style:table-cell-properties fo:padding="0.0382in" fo:border="0.0007in solid #000000"/>
    </style:style>
    <style:style style:name="Tabell16.A2" style:family="table-cell">
      <style:table-cell-properties fo:padding="0.0382in" fo:border-left="0.0007in solid #000000" fo:border-right="none" fo:border-top="none" fo:border-bottom="0.0007in solid #000000"/>
    </style:style>
    <style:style style:name="Tabell16.B2" style:family="table-cell">
      <style:table-cell-properties fo:padding="0.0382in" fo:border-left="0.0007in solid #000000" fo:border-right="0.0007in solid #000000" fo:border-top="none" fo:border-bottom="0.0007in solid #000000"/>
    </style:style>
    <style:style style:name="Tabell6" style:family="table">
      <style:table-properties style:width="6.6931in" table:align="margins"/>
    </style:style>
    <style:style style:name="Tabell6.A" style:family="table-column">
      <style:table-column-properties style:column-width="3.3465in" style:rel-column-width="32767*"/>
    </style:style>
    <style:style style:name="Tabell6.B" style:family="table-column">
      <style:table-column-properties style:column-width="3.3465in" style:rel-column-width="32768*"/>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8" style:family="table">
      <style:table-properties style:width="6.6931in" table:align="margins"/>
    </style:style>
    <style:style style:name="Tabell8.A" style:family="table-column">
      <style:table-column-properties style:column-width="3.3465in" style:rel-column-width="32767*"/>
    </style:style>
    <style:style style:name="Tabell8.B" style:family="table-column">
      <style:table-column-properties style:column-width="3.3465in" style:rel-column-width="32768*"/>
    </style:style>
    <style:style style:name="Tabell8.A1" style:family="table-cell">
      <style:table-cell-properties fo:padding="0.0382in" fo:border-left="0.0007in solid #000000" fo:border-right="none" fo:border-top="0.0007in solid #000000" fo:border-bottom="0.0007in solid #000000"/>
    </style:style>
    <style:style style:name="Tabell8.B1" style:family="table-cell">
      <style:table-cell-properties fo:padding="0.0382in" fo:border="0.0007in solid #000000"/>
    </style:style>
    <style:style style:name="Tabell8.A2" style:family="table-cell" style:data-style-name="N0">
      <style:table-cell-properties fo:padding="0.0382in" fo:border-left="0.0007in solid #000000" fo:border-right="none" fo:border-top="none" fo:border-bottom="0.0007in solid #000000"/>
    </style:style>
    <style:style style:name="Tabell8.B2" style:family="table-cell">
      <style:table-cell-properties fo:padding="0.0382in" fo:border-left="0.0007in solid #000000" fo:border-right="0.0007in solid #000000" fo:border-top="none" fo:border-bottom="0.0007in solid #000000"/>
    </style:style>
    <style:style style:name="Tabell8.A4" style:family="table-cell">
      <style:table-cell-properties fo:padding="0.0382in" fo:border-left="0.0007in solid #000000" fo:border-right="none" fo:border-top="none" fo:border-bottom="0.0007in solid #000000"/>
    </style:style>
    <style:style style:name="Tabell17" style:family="table">
      <style:table-properties style:width="6.6931in" table:align="margins"/>
    </style:style>
    <style:style style:name="Tabell17.A" style:family="table-column">
      <style:table-column-properties style:column-width="1.6729in" style:rel-column-width="16383*"/>
    </style:style>
    <style:style style:name="Tabell17.D" style:family="table-column">
      <style:table-column-properties style:column-width="1.6736in" style:rel-column-width="16386*"/>
    </style:style>
    <style:style style:name="Tabell17.A1" style:family="table-cell">
      <style:table-cell-properties fo:padding="0.0382in" fo:border-left="0.0007in solid #000000" fo:border-right="none" fo:border-top="0.0007in solid #000000" fo:border-bottom="0.0007in solid #000000"/>
    </style:style>
    <style:style style:name="Tabell17.D1" style:family="table-cell">
      <style:table-cell-properties fo:padding="0.0382in" fo:border="0.0007in solid #000000"/>
    </style:style>
    <style:style style:name="Tabell17.A2" style:family="table-cell">
      <style:table-cell-properties fo:padding="0.0382in" fo:border-left="0.0007in solid #000000" fo:border-right="none" fo:border-top="none" fo:border-bottom="0.0007in solid #000000"/>
    </style:style>
    <style:style style:name="Tabell17.D2" style:family="table-cell">
      <style:table-cell-properties fo:padding="0.0382in" fo:border-left="0.0007in solid #000000" fo:border-right="0.0007in solid #000000" fo:border-top="none" fo:border-bottom="0.0007in solid #000000"/>
    </style:style>
    <style:style style:name="Tabell18" style:family="table">
      <style:table-properties style:width="6.6931in" table:align="margins"/>
    </style:style>
    <style:style style:name="Tabell18.A" style:family="table-column">
      <style:table-column-properties style:column-width="1.6729in" style:rel-column-width="16383*"/>
    </style:style>
    <style:style style:name="Tabell18.D" style:family="table-column">
      <style:table-column-properties style:column-width="1.6736in" style:rel-column-width="16386*"/>
    </style:style>
    <style:style style:name="Tabell18.A1" style:family="table-cell">
      <style:table-cell-properties fo:padding="0.0382in" fo:border-left="0.0007in solid #000000" fo:border-right="none" fo:border-top="0.0007in solid #000000" fo:border-bottom="0.0007in solid #000000"/>
    </style:style>
    <style:style style:name="Tabell18.D1" style:family="table-cell">
      <style:table-cell-properties fo:padding="0.0382in" fo:border="0.0007in solid #000000"/>
    </style:style>
    <style:style style:name="Tabell18.A2" style:family="table-cell">
      <style:table-cell-properties fo:padding="0.0382in" fo:border-left="0.0007in solid #000000" fo:border-right="none" fo:border-top="none" fo:border-bottom="0.0007in solid #000000"/>
    </style:style>
    <style:style style:name="Tabell18.D2" style:family="table-cell">
      <style:table-cell-properties fo:padding="0.0382in" fo:border-left="0.0007in solid #000000" fo:border-right="0.0007in solid #000000" fo:border-top="none" fo:border-bottom="0.0007in solid #000000"/>
    </style:style>
    <style:style style:name="Tabell19" style:family="table">
      <style:table-properties style:width="6.6931in" table:align="margins"/>
    </style:style>
    <style:style style:name="Tabell19.A" style:family="table-column">
      <style:table-column-properties style:column-width="1.6729in" style:rel-column-width="16383*"/>
    </style:style>
    <style:style style:name="Tabell19.D" style:family="table-column">
      <style:table-column-properties style:column-width="1.6736in" style:rel-column-width="16386*"/>
    </style:style>
    <style:style style:name="Tabell19.A1" style:family="table-cell">
      <style:table-cell-properties fo:padding="0.0382in" fo:border-left="0.0007in solid #000000" fo:border-right="none" fo:border-top="0.0007in solid #000000" fo:border-bottom="0.0007in solid #000000"/>
    </style:style>
    <style:style style:name="Tabell19.D1" style:family="table-cell">
      <style:table-cell-properties fo:padding="0.0382in" fo:border="0.0007in solid #000000"/>
    </style:style>
    <style:style style:name="Tabell19.A2" style:family="table-cell">
      <style:table-cell-properties fo:padding="0.0382in" fo:border-left="0.0007in solid #000000" fo:border-right="none" fo:border-top="none" fo:border-bottom="0.0007in solid #000000"/>
    </style:style>
    <style:style style:name="Tabell19.D2" style:family="table-cell">
      <style:table-cell-properties fo:padding="0.0382in" fo:border-left="0.0007in solid #000000" fo:border-right="0.0007in solid #000000" fo:border-top="none" fo:border-bottom="0.0007in solid #000000"/>
    </style:style>
    <style:style style:name="Tabell20" style:family="table">
      <style:table-properties style:width="6.6931in" table:align="margins"/>
    </style:style>
    <style:style style:name="Tabell20.A" style:family="table-column">
      <style:table-column-properties style:column-width="1.6729in" style:rel-column-width="16383*"/>
    </style:style>
    <style:style style:name="Tabell20.D" style:family="table-column">
      <style:table-column-properties style:column-width="1.6736in" style:rel-column-width="16386*"/>
    </style:style>
    <style:style style:name="Tabell20.A1" style:family="table-cell">
      <style:table-cell-properties fo:padding="0.0382in" fo:border-left="0.0007in solid #000000" fo:border-right="none" fo:border-top="0.0007in solid #000000" fo:border-bottom="0.0007in solid #000000"/>
    </style:style>
    <style:style style:name="Tabell20.D1" style:family="table-cell">
      <style:table-cell-properties fo:padding="0.0382in" fo:border="0.0007in solid #000000"/>
    </style:style>
    <style:style style:name="Tabell20.A2" style:family="table-cell">
      <style:table-cell-properties fo:padding="0.0382in" fo:border-left="0.0007in solid #000000" fo:border-right="none" fo:border-top="none" fo:border-bottom="0.0007in solid #000000"/>
    </style:style>
    <style:style style:name="Tabell20.D2" style:family="table-cell">
      <style:table-cell-properties fo:padding="0.0382in" fo:border-left="0.0007in solid #000000" fo:border-right="0.0007in solid #000000" fo:border-top="none" fo:border-bottom="0.0007in solid #000000"/>
    </style:style>
    <style:style style:name="Tabell21" style:family="table">
      <style:table-properties style:width="6.6931in" table:align="margins"/>
    </style:style>
    <style:style style:name="Tabell21.A" style:family="table-column">
      <style:table-column-properties style:column-width="1.6729in" style:rel-column-width="16383*"/>
    </style:style>
    <style:style style:name="Tabell21.D" style:family="table-column">
      <style:table-column-properties style:column-width="1.6736in" style:rel-column-width="16386*"/>
    </style:style>
    <style:style style:name="Tabell21.A1" style:family="table-cell">
      <style:table-cell-properties fo:padding="0.0382in" fo:border-left="0.0007in solid #000000" fo:border-right="none" fo:border-top="0.0007in solid #000000" fo:border-bottom="0.0007in solid #000000"/>
    </style:style>
    <style:style style:name="Tabell21.D1" style:family="table-cell">
      <style:table-cell-properties fo:padding="0.0382in" fo:border="0.0007in solid #000000"/>
    </style:style>
    <style:style style:name="Tabell21.A2" style:family="table-cell">
      <style:table-cell-properties fo:padding="0.0382in" fo:border-left="0.0007in solid #000000" fo:border-right="none" fo:border-top="none" fo:border-bottom="0.0007in solid #000000"/>
    </style:style>
    <style:style style:name="Tabell21.D2" style:family="table-cell">
      <style:table-cell-properties fo:padding="0.0382in" fo:border-left="0.0007in solid #000000" fo:border-right="0.0007in solid #000000" fo:border-top="none" fo:border-bottom="0.0007in solid #000000"/>
    </style:style>
    <style:style style:name="Tabell22" style:family="table">
      <style:table-properties style:width="6.6931in" table:align="margins"/>
    </style:style>
    <style:style style:name="Tabell22.A" style:family="table-column">
      <style:table-column-properties style:column-width="1.6729in" style:rel-column-width="16383*"/>
    </style:style>
    <style:style style:name="Tabell22.D" style:family="table-column">
      <style:table-column-properties style:column-width="1.6736in" style:rel-column-width="16386*"/>
    </style:style>
    <style:style style:name="Tabell22.A1" style:family="table-cell">
      <style:table-cell-properties fo:padding="0.0382in" fo:border-left="0.0007in solid #000000" fo:border-right="none" fo:border-top="0.0007in solid #000000" fo:border-bottom="0.0007in solid #000000"/>
    </style:style>
    <style:style style:name="Tabell22.D1" style:family="table-cell">
      <style:table-cell-properties fo:padding="0.0382in" fo:border="0.0007in solid #000000"/>
    </style:style>
    <style:style style:name="Tabell22.A2" style:family="table-cell">
      <style:table-cell-properties fo:padding="0.0382in" fo:border-left="0.0007in solid #000000" fo:border-right="none" fo:border-top="none" fo:border-bottom="0.0007in solid #000000"/>
    </style:style>
    <style:style style:name="Tabell22.D2" style:family="table-cell">
      <style:table-cell-properties fo:padding="0.0382in" fo:border-left="0.0007in solid #000000" fo:border-right="0.0007in solid #000000" fo:border-top="none" fo:border-bottom="0.0007in solid #000000"/>
    </style:style>
    <style:style style:name="Tabell23" style:family="table">
      <style:table-properties style:width="6.6931in" table:align="margins"/>
    </style:style>
    <style:style style:name="Tabell23.A" style:family="table-column">
      <style:table-column-properties style:column-width="1.6729in" style:rel-column-width="16383*"/>
    </style:style>
    <style:style style:name="Tabell23.D" style:family="table-column">
      <style:table-column-properties style:column-width="1.6736in" style:rel-column-width="16386*"/>
    </style:style>
    <style:style style:name="Tabell23.A1" style:family="table-cell">
      <style:table-cell-properties fo:padding="0.0382in" fo:border-left="0.0007in solid #000000" fo:border-right="none" fo:border-top="0.0007in solid #000000" fo:border-bottom="0.0007in solid #000000"/>
    </style:style>
    <style:style style:name="Tabell23.D1" style:family="table-cell">
      <style:table-cell-properties fo:padding="0.0382in" fo:border="0.0007in solid #000000"/>
    </style:style>
    <style:style style:name="Tabell23.A2" style:family="table-cell">
      <style:table-cell-properties fo:padding="0.0382in" fo:border-left="0.0007in solid #000000" fo:border-right="none" fo:border-top="none" fo:border-bottom="0.0007in solid #000000"/>
    </style:style>
    <style:style style:name="Tabell23.D2" style:family="table-cell">
      <style:table-cell-properties fo:padding="0.0382in" fo:border-left="0.0007in solid #000000" fo:border-right="0.0007in solid #000000" fo:border-top="none" fo:border-bottom="0.0007in solid #000000"/>
    </style:style>
    <style:style style:name="Tabell7" style:family="table">
      <style:table-properties style:width="6.6931in" table:align="margins"/>
    </style:style>
    <style:style style:name="Tabell7.A" style:family="table-column">
      <style:table-column-properties style:column-width="2.2306in" style:rel-column-width="21840*"/>
    </style:style>
    <style:style style:name="Tabell7.B" style:family="table-column">
      <style:table-column-properties style:column-width="2.2313in" style:rel-column-width="21847*"/>
    </style:style>
    <style:style style:name="Tabell7.C" style:family="table-column">
      <style:table-column-properties style:column-width="2.2313in" style:rel-column-width="21848*"/>
    </style:style>
    <style:style style:name="Tabell7.A1" style:family="table-cell">
      <style:table-cell-properties fo:padding="0.0382in" fo:border-left="0.0007in solid #000000" fo:border-right="none" fo:border-top="0.0007in solid #000000" fo:border-bottom="0.0007in solid #000000"/>
    </style:style>
    <style:style style:name="Tabell7.C1" style:family="table-cell">
      <style:table-cell-properties fo:padding="0.0382in" fo:border="0.0007in solid #000000"/>
    </style:style>
    <style:style style:name="Tabell7.A2" style:family="table-cell">
      <style:table-cell-properties fo:padding="0.0382in" fo:border-left="0.0007in solid #000000" fo:border-right="none" fo:border-top="none" fo:border-bottom="0.0007in solid #000000"/>
    </style:style>
    <style:style style:name="Tabell7.C2" style:family="table-cell">
      <style:table-cell-properties fo:padding="0.0382in" fo:border-left="0.0007in solid #000000" fo:border-right="0.0007in solid #000000" fo:border-top="none" fo:border-bottom="0.0007in solid #000000"/>
    </style:style>
    <style:style style:name="Tabell9" style:family="table">
      <style:table-properties style:width="6.6931in" table:align="margins"/>
    </style:style>
    <style:style style:name="Tabell9.A" style:family="table-column">
      <style:table-column-properties style:column-width="2.2313in" style:rel-column-width="21845*"/>
    </style:style>
    <style:style style:name="Tabell9.A1" style:family="table-cell">
      <style:table-cell-properties fo:padding="0.0382in" fo:border-left="0.0007in solid #000000" fo:border-right="none" fo:border-top="0.0007in solid #000000" fo:border-bottom="0.0007in solid #000000"/>
    </style:style>
    <style:style style:name="Tabell9.C1" style:family="table-cell">
      <style:table-cell-properties fo:padding="0.0382in" fo:border="0.0007in solid #000000"/>
    </style:style>
    <style:style style:name="Tabell9.A2" style:family="table-cell">
      <style:table-cell-properties fo:padding="0.0382in" fo:border-left="0.0007in solid #000000" fo:border-right="none" fo:border-top="none" fo:border-bottom="0.0007in solid #000000"/>
    </style:style>
    <style:style style:name="Tabell9.C2" style:family="table-cell">
      <style:table-cell-properties fo:padding="0.0382in" fo:border-left="0.0007in solid #000000" fo:border-right="0.0007in solid #000000" fo:border-top="none" fo:border-bottom="0.0007in solid #000000"/>
    </style:style>
    <style:style style:name="Tabell10" style:family="table">
      <style:table-properties style:width="6.6931in" table:align="margins"/>
    </style:style>
    <style:style style:name="Tabell10.A" style:family="table-column">
      <style:table-column-properties style:column-width="2.2313in" style:rel-column-width="21845*"/>
    </style:style>
    <style:style style:name="Tabell10.A1" style:family="table-cell">
      <style:table-cell-properties fo:padding="0.0382in" fo:border-left="0.0007in solid #000000" fo:border-right="none" fo:border-top="0.0007in solid #000000" fo:border-bottom="0.0007in solid #000000"/>
    </style:style>
    <style:style style:name="Tabell10.C1" style:family="table-cell">
      <style:table-cell-properties fo:padding="0.0382in" fo:border="0.0007in solid #000000"/>
    </style:style>
    <style:style style:name="Tabell10.A2" style:family="table-cell">
      <style:table-cell-properties fo:padding="0.0382in" fo:border-left="0.0007in solid #000000" fo:border-right="none" fo:border-top="none" fo:border-bottom="0.0007in solid #000000"/>
    </style:style>
    <style:style style:name="Tabell10.C2" style:family="table-cell">
      <style:table-cell-properties fo:padding="0.0382in" fo:border-left="0.0007in solid #000000" fo:border-right="0.0007in solid #000000" fo:border-top="none" fo:border-bottom="0.0007in solid #000000"/>
    </style:style>
    <style:style style:name="Tabell25" style:family="table">
      <style:table-properties style:width="6.6931in" table:align="margins"/>
    </style:style>
    <style:style style:name="Tabell25.A" style:family="table-column">
      <style:table-column-properties style:column-width="2.2313in" style:rel-column-width="21845*"/>
    </style:style>
    <style:style style:name="Tabell25.A1" style:family="table-cell">
      <style:table-cell-properties fo:padding="0.0382in" fo:border-left="0.0007in solid #000000" fo:border-right="none" fo:border-top="0.0007in solid #000000" fo:border-bottom="0.0007in solid #000000"/>
    </style:style>
    <style:style style:name="Tabell25.C1" style:family="table-cell">
      <style:table-cell-properties fo:padding="0.0382in" fo:border="0.0007in solid #000000"/>
    </style:style>
    <style:style style:name="Tabell25.A2" style:family="table-cell">
      <style:table-cell-properties fo:padding="0.0382in" fo:border-left="0.0007in solid #000000" fo:border-right="none" fo:border-top="none" fo:border-bottom="0.0007in solid #000000"/>
    </style:style>
    <style:style style:name="Tabell25.C2" style:family="table-cell">
      <style:table-cell-properties fo:padding="0.0382in" fo:border-left="0.0007in solid #000000" fo:border-right="0.0007in solid #000000" fo:border-top="none" fo:border-bottom="0.0007in solid #000000"/>
    </style:style>
    <style:style style:name="Tabell24" style:family="table">
      <style:table-properties style:width="6.6931in" table:align="margins"/>
    </style:style>
    <style:style style:name="Tabell24.A" style:family="table-column">
      <style:table-column-properties style:column-width="3.3465in" style:rel-column-width="32767*"/>
    </style:style>
    <style:style style:name="Tabell24.B" style:family="table-column">
      <style:table-column-properties style:column-width="3.3465in" style:rel-column-width="32768*"/>
    </style:style>
    <style:style style:name="Tabell24.A1" style:family="table-cell">
      <style:table-cell-properties fo:padding="0.0382in" fo:border-left="0.0007in solid #000000" fo:border-right="none" fo:border-top="0.0007in solid #000000" fo:border-bottom="0.0007in solid #000000"/>
    </style:style>
    <style:style style:name="Tabell24.B1" style:family="table-cell">
      <style:table-cell-properties fo:padding="0.0382in" fo:border="0.0007in solid #000000"/>
    </style:style>
    <style:style style:name="Tabell24.A2" style:family="table-cell">
      <style:table-cell-properties fo:padding="0.0382in" fo:border-left="0.0007in solid #000000" fo:border-right="none" fo:border-top="none" fo:border-bottom="0.0007in solid #000000"/>
    </style:style>
    <style:style style:name="Tabell2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20pt" fo:font-weight="bold" style:font-size-asian="20pt" style:font-weight-asian="bold" style:font-size-complex="20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Table_20_Contents">
      <style:text-properties fo:font-size="14pt" style:font-size-asian="14pt" style:font-size-complex="14pt"/>
    </style:style>
    <style:style style:name="P7" style:family="paragraph" style:parent-style-name="Table_20_Contents">
      <style:text-properties fo:font-size="12pt" style:font-size-asian="12pt" style:font-size-complex="12pt"/>
    </style:style>
    <style:style style:name="P8" style:family="paragraph" style:parent-style-name="Table_20_Contents">
      <style:text-properties fo:font-size="12pt" fo:font-weight="bold" style:font-size-asian="12pt" style:font-weight-asian="bold" style:font-size-complex="12pt" style:font-weight-complex="bold"/>
    </style:style>
    <style:style style:name="P9" style:family="paragraph" style:parent-style-name="Table_20_Contents">
      <style:text-properties fo:font-size="12pt" fo:font-weight="normal" style:font-size-asian="12pt" style:font-weight-asian="normal" style:font-size-complex="12pt" style:font-weight-complex="normal"/>
    </style:style>
    <style:style style:name="P10" style:family="paragraph" style:parent-style-name="Table_20_Contents">
      <style:text-properties fo:font-size="16pt" style:font-size-asian="16pt" style:font-size-complex="16pt"/>
    </style:style>
    <style:style style:name="P11" style:family="paragraph" style:parent-style-name="Standard">
      <style:paragraph-properties fo:break-before="page"/>
      <style:text-properties fo:font-size="12pt" fo:font-weight="bold" style:font-size-asian="12pt" style:font-weight-asian="bold" style:font-size-complex="12pt" style:font-weight-complex="bold"/>
    </style:style>
    <style:style style:name="P12" style:family="paragraph" style:parent-style-name="Standard" style:list-style-name="L1">
      <style:text-properties fo:font-size="14pt" fo:font-weight="bold" style:font-size-asian="14pt" style:font-weight-asian="bold" style:font-size-complex="14pt" style:font-weight-complex="bold"/>
    </style:style>
    <style:style style:name="P13" style:family="paragraph" style:parent-style-name="Standard" style:list-style-name="L2">
      <style:text-properties fo:font-size="14pt" fo:font-weight="bold" style:font-size-asian="14pt" style:font-weight-asian="bold" style:font-size-complex="14pt" style:font-weight-complex="bold"/>
    </style:style>
    <style:style style:name="P14" style:family="paragraph" style:parent-style-name="Standard" style:list-style-name="L3">
      <style:text-properties fo:font-size="14pt" fo:font-weight="bold" style:font-size-asian="14pt" style:font-weight-asian="bold" style:font-size-complex="14pt" style:font-weight-complex="bold"/>
    </style:style>
    <style:style style:name="P15" style:family="paragraph" style:parent-style-name="Standard" style:list-style-name="L4">
      <style:text-properties fo:font-size="12pt" fo:font-weight="bold" style:font-size-asian="12pt" style:font-weight-asian="bold" style:font-size-complex="12pt" style:font-weight-complex="bold"/>
    </style:style>
    <style:style style:name="P16" style:family="paragraph" style:parent-style-name="Standard" style:list-style-name="L5">
      <style:text-properties fo:font-size="12pt" fo:font-weight="bold" style:font-size-asian="12pt" style:font-weight-asian="bold" style:font-size-complex="12pt" style:font-weight-complex="bold"/>
    </style:style>
    <style:style style:name="P17" style:family="paragraph" style:parent-style-name="Standard" style:list-style-name="L4">
      <style:text-properties fo:font-size="16pt" fo:font-weight="bold" style:font-size-asian="16pt" style:font-weight-asian="bold" style:font-size-complex="16pt" style:font-weight-complex="bold"/>
    </style:style>
    <style:style style:name="P18" style:family="paragraph" style:parent-style-name="Standard" style:list-style-name="L5"/>
    <style:style style:name="P19" style:family="paragraph" style:parent-style-name="Table_20_Contents">
      <style:text-properties fo:font-size="16pt" style:font-size-asian="16pt" style:font-size-complex="16pt"/>
    </style:style>
    <style:style style:name="P20" style:family="paragraph" style:parent-style-name="Table_20_Contents">
      <style:text-properties fo:font-size="12pt" style:font-size-asian="12pt" style:font-size-complex="12pt"/>
    </style:style>
    <style:style style:name="P21" style:family="paragraph">
      <style:paragraph-properties fo:text-align="start" style:writing-mode="lr-tb"/>
    </style:style>
    <style:style style:name="P22" style:family="paragraph">
      <style:paragraph-properties fo:text-align="start" style:writing-mode="lr-tb"/>
      <style:text-properties fo:font-size="24pt"/>
    </style:style>
    <style:style style:name="T1" style:family="text">
      <style:text-properties fo:font-size="14pt" style:font-size-asian="14pt" style:font-size-complex="14pt"/>
    </style:style>
    <style:style style:name="T2" style:family="text">
      <style:text-properties fo:font-size="16pt" style:font-size-asian="16pt" style:font-size-complex="16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variant="normal" fo:text-transform="none" fo:color="#6ab3ec" style:text-line-through-style="none" style:font-name="Helvetica" fo:font-size="10.5pt" fo:letter-spacing="normal" fo:font-style="normal" style:text-underline-style="none" fo:font-weight="normal" style:text-blinking="false"/>
    </style:style>
    <style:style style:name="T6" style:family="text">
      <style:text-properties fo:font-weight="bold" style:font-weight-asian="bold" style:font-weight-complex="bold"/>
    </style:style>
    <style:style style:name="T7" style:family="text">
      <style:text-properties fo:color="#000000" style:font-name="IBMPlexSans" fo:font-size="24.7999992370605pt" style:font-size-asian="24.7999992370605pt" style:font-name-complex="IBMPlexSans" style:font-size-complex="24.7999992370605pt"/>
    </style:style>
    <style:style style:name="T8" style:family="text">
      <style:text-properties fo:color="#000000" style:font-name="IBMPlexSans" fo:font-size="10.8999996185303pt" fo:font-weight="bold" style:font-size-asian="10.8999996185303pt" style:font-name-complex="IBMPlexSans" style:font-size-complex="10.8999996185303pt" style:font-weight-complex="bol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marker-start="" draw:marker-end="" draw:fill="none" fo:padding-top="0.0138in" fo:padding-bottom="0.0138in" fo:padding-left="0.0138in" fo:padding-right="0.0138in"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3965in" fo:min-width="4.652in" fo:padding-top="0in" fo:padding-bottom="0in" fo:padding-left="0in" fo:padding-right="0in" style:run-through="foreground"/>
    </style:style>
    <style:style style:name="gr4" style:family="graphic">
      <style:graphic-properties draw:stroke="solid" svg:stroke-width="0.0165in" svg:stroke-color="#000000" draw:marker-start="" draw:marker-end="" draw:fill="none" fo:padding-top="0.0083in" fo:padding-bottom="0.0083in" fo:padding-left="0.0083in" fo:padding-right="0.0083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3965in" fo:min-width="4.539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5.8555in" fo:min-width="3.4291in" fo:padding-top="0in" fo:padding-bottom="0in" fo:padding-left="0in" fo:padding-right="0in"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g text:anchor-type="paragraph" draw:z-index="0" draw:style-name="gr1"><draw:line draw:style-name="gr2" svg:x1="0.3012in" svg:y1="0in" svg:x2="5.2827in" svg:y2="0in"><text:p/></draw:line><draw:frame draw:style-name="gr3" draw:text-style-name="P22" svg:width="4.6524in" svg:height="0.3969in" svg:x="0.3016in" svg:y="0.672in"><draw:text-box><text:p text:style-name="P21"><text:span text:style-name="T7">SOFTWARE DEVELOPMENT</text:span></text:p></draw:text-box></draw:frame><draw:line draw:style-name="gr4" svg:x1="0.3012in" svg:y1="1.5358in" svg:x2="5.2827in" svg:y2="1.5358in"><text:p/></draw:line><draw:frame draw:style-name="gr5" draw:text-style-name="P22" svg:width="4.5394in" svg:height="0.3969in" svg:x="0.3016in" svg:y="1.0874in"><draw:text-box><text:p text:style-name="P21"><text:span text:style-name="T7">Project plan project Hangman</text:span></text:p></draw:text-box></draw:frame><draw:frame draw:style-name="gr6" draw:text-style-name="P22" svg:width="3.4295in" svg:height="5.8559in" svg:x="0.3016in" svg:y="2.2835in"><draw:text-box><text:p text:style-name="P21"><text:span text:style-name="T8">Marcus Gärdskog Hill Start date : 24-01-2019</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Contents<text:tab/><text:tab/><text:tab/><text:tab/><text:tab/><text:tab/><text:tab/><text:tab/><text:tab/><text:tab/>Page</text:p>
      <text:p text:style-name="P2"/>
      <text:p text:style-name="P1">1 Revision History<text:tab/><text:tab/><text:tab/><text:tab/><text:tab/><text:tab/><text:tab/><text:tab/><text:tab/><text:tab/>3 </text:p>
      <text:p text:style-name="P1"/>
      <text:p text:style-name="P1">2 General Information<text:tab/><text:tab/><text:tab/><text:tab/><text:tab/><text:tab/><text:tab/><text:tab/><text:tab/><text:tab/>4</text:p>
      <text:p text:style-name="P1"/>
      <text:p text:style-name="P1">3 Vision<text:tab/><text:tab/><text:tab/><text:tab/><text:tab/><text:tab/><text:tab/><text:tab/><text:tab/><text:tab/><text:tab/><text:tab/>5</text:p>
      <text:p text:style-name="P1"/>
      <text:p text:style-name="P1">4 Project Plan<text:tab/><text:tab/><text:tab/><text:tab/><text:tab/><text:tab/><text:tab/><text:tab/><text:tab/><text:tab/><text:tab/>7 <text:s/></text:p>
      <text:p text:style-name="P1"><text:s/></text:p>
      <text:list xml:id="list79893824939281326" text:style-name="L1">
        <text:list-item>
          <text:list>
            <text:list-item>
              <text:p text:style-name="P12"><text:s/>Introduction<text:tab/><text:tab/><text:tab/><text:tab/><text:tab/><text:tab/><text:tab/><text:tab/><text:tab/>7</text:p>
            </text:list-item>
            <text:list-item>
              <text:p text:style-name="P12"><text:s/>Justification<text:tab/><text:tab/><text:tab/><text:tab/><text:tab/><text:tab/><text:tab/><text:tab/><text:tab/>7 <text:s text:c="2"/></text:p>
            </text:list-item>
            <text:list-item>
              <text:p text:style-name="P12"><text:s/>Stakeholders<text:tab/><text:tab/><text:tab/><text:tab/><text:tab/><text:tab/><text:tab/><text:tab/><text:tab/>7</text:p>
            </text:list-item>
            <text:list-item>
              <text:p text:style-name="P12"><text:s/>Resources<text:tab/><text:tab/><text:tab/><text:tab/><text:tab/><text:tab/><text:tab/><text:tab/><text:tab/><text:tab/>7</text:p>
            </text:list-item>
            <text:list-item>
              <text:p text:style-name="P12"><text:s/>Scope, Constraints And Assumptions <text:tab/><text:tab/><text:tab/><text:tab/><text:tab/>7</text:p>
            </text:list-item>
            <text:list-item>
              <text:p text:style-name="P12"><text:s/>Hard-and Software Requirements<text:tab/><text:tab/><text:tab/><text:tab/><text:tab/><text:tab/>7</text:p>
            </text:list-item>
            <text:list-item>
              <text:p text:style-name="P12"><text:s/>Overall Project Schedule<text:tab/><text:tab/><text:tab/><text:tab/><text:tab/><text:tab/><text:tab/>7</text:p>
            </text:list-item>
            <text:list-item>
              <text:p text:style-name="P12"><text:s/>Scenarios<text:tab/><text:tab/><text:tab/><text:tab/><text:tab/><text:tab/><text:tab/><text:tab/><text:tab/><text:tab/>7<text:line-break/><text:line-break/> <text:s text:c="26"/></text:p>
            </text:list-item>
          </text:list>
        </text:list-item>
      </text:list>
      <text:p text:style-name="P1">5 Iterations<text:tab/><text:tab/><text:tab/><text:tab/><text:tab/><text:tab/><text:tab/><text:tab/><text:tab/><text:tab/><text:tab/><text:tab/>8</text:p>
      <text:p text:style-name="P1"/>
      <text:list xml:id="list3034454313621255440" text:style-name="L2">
        <text:list-item>
          <text:list>
            <text:list-item>
              <text:p text:style-name="P13"><text:s/>Iteration 1 <text:tab/><text:tab/><text:tab/><text:tab/><text:tab/><text:tab/><text:tab/><text:tab/><text:tab/><text:tab/>8</text:p>
            </text:list-item>
            <text:list-item>
              <text:p text:style-name="P13"><text:s/>Iteration 2<text:tab/><text:tab/><text:tab/><text:tab/><text:tab/><text:tab/><text:tab/><text:tab/><text:tab/><text:tab/>8</text:p>
            </text:list-item>
            <text:list-item>
              <text:p text:style-name="P13"><text:s/>Iteration 3<text:tab/><text:tab/><text:tab/><text:tab/><text:tab/><text:tab/><text:tab/><text:tab/><text:tab/><text:tab/>8-9</text:p>
            </text:list-item>
            <text:list-item>
              <text:p text:style-name="P13"><text:s/>Iteration 4<text:tab/><text:tab/><text:tab/><text:tab/><text:tab/><text:tab/><text:tab/><text:tab/><text:tab/><text:tab/>9</text:p>
              <text:p text:style-name="P13"><text:line-break/><text:tab/><text:tab/><text:tab/><text:tab/><text:tab/><text:tab/></text:p>
            </text:list-item>
          </text:list>
        </text:list-item>
      </text:list>
      <text:p text:style-name="P1">6 <text:s/>Risk Analysis<text:tab/><text:tab/><text:tab/><text:tab/><text:tab/><text:tab/><text:tab/><text:tab/><text:tab/><text:tab/><text:tab/>10</text:p>
      <text:p text:style-name="P1"/>
      <text:list xml:id="list2910367291543899894" text:style-name="L3">
        <text:list-item>
          <text:list>
            <text:list-item>
              <text:p text:style-name="P14"><text:s/>Risks and strategies<text:tab/><text:tab/><text:tab/><text:tab/><text:tab/><text:tab/><text:tab/> <text:s text:c="2"/><text:tab/>10</text:p>
            </text:list-item>
          </text:list>
        </text:list-item>
      </text:list>
      <text:p text:style-name="P1"/>
      <text:p text:style-name="P1">7 Timelog <text:tab/><text:tab/><text:tab/><text:tab/><text:tab/><text:tab/><text:tab/><text:tab/><text:tab/><text:tab/><text:tab/><text:tab/>11</text:p>
      <text:p text:style-name="P1"/>
      <text:p text:style-name="P1">8 Files <text:tab/><text:tab/><text:tab/><text:tab/><text:tab/><text:tab/><text:tab/><text:tab/><text:tab/><text:tab/><text:tab/>12</text:p>
      <text:p text:style-name="P1"/>
      <text:p text:style-name="P1"/>
      <text:p text:style-name="P1"/>
      <text:p text:style-name="P1"/>
      <text:p text:style-name="P1"/>
      <text:p text:style-name="P1"><text:soft-page-break/></text:p>
      <text:p text:style-name="P1">Revision History</text:p>
      <text:p text:style-name="P1"/>
      <text:p text:style-name="P1"/>
      <table:table table:name="Tabell1" table:style-name="Tabell1">
        <table:table-column table:style-name="Tabell1.A" table:number-columns-repeated="3"/>
        <table:table-column table:style-name="Tabell1.D"/>
        <table:table-row>
          <table:table-cell table:style-name="Tabell1.A1" office:value-type="string">
            <text:p text:style-name="P6">Date</text:p>
          </table:table-cell>
          <table:table-cell table:style-name="Tabell1.A1" office:value-type="string">
            <text:p text:style-name="P6">Version</text:p>
          </table:table-cell>
          <table:table-cell table:style-name="Tabell1.A1" office:value-type="string">
            <text:p text:style-name="P6">Description</text:p>
          </table:table-cell>
          <table:table-cell table:style-name="Tabell1.D1" office:value-type="string">
            <text:p text:style-name="P6">Author</text:p>
          </table:table-cell>
        </table:table-row>
        <table:table-row>
          <table:table-cell table:style-name="Tabell1.A2" office:value-type="date" office:date-value="2019-02-03">
            <text:p text:style-name="P6">02/03/19</text:p>
          </table:table-cell>
          <table:table-cell table:style-name="Tabell1.B2" office:value-type="float" office:value="1">
            <text:p text:style-name="P6">1</text:p>
          </table:table-cell>
          <table:table-cell table:style-name="Tabell1.C2" office:value-type="string">
            <text:p text:style-name="P6">First draft</text:p>
          </table:table-cell>
          <table:table-cell table:style-name="Tabell1.D2" office:value-type="string">
            <text:p text:style-name="P6">Marcus Gärdskog Hil</text:p>
          </table:table-cell>
        </table:table-row>
        <table:table-row>
          <table:table-cell table:style-name="Tabell1.A2" office:value-type="date" office:date-value="2019-02-11">
            <text:p text:style-name="P6">02/11/19</text:p>
          </table:table-cell>
          <table:table-cell table:style-name="Tabell1.B2" office:value-type="float" office:value="2">
            <text:p text:style-name="P6">2</text:p>
          </table:table-cell>
          <table:table-cell table:style-name="Tabell1.C2" office:value-type="string">
            <text:p text:style-name="P6">Addin use case/ scenarios</text:p>
          </table:table-cell>
          <table:table-cell table:style-name="Tabell1.D2" office:value-type="string">
            <text:p text:style-name="P6">Marcus Gärdskog Hill</text:p>
          </table:table-cell>
        </table:table-row>
        <table:table-row>
          <table:table-cell table:style-name="Tabell1.A2" office:value-type="date" office:date-value="2019-02-12">
            <text:p text:style-name="P6">02/12/19</text:p>
          </table:table-cell>
          <table:table-cell table:style-name="Tabell1.B2" office:value-type="float" office:value="3">
            <text:p text:style-name="P6">3</text:p>
          </table:table-cell>
          <table:table-cell table:style-name="Tabell1.C2" office:value-type="string">
            <text:p text:style-name="P6">Moved "make system work with minimal features to week 8 according to deadline from school </text:p>
          </table:table-cell>
          <table:table-cell table:style-name="Tabell1.D2" office:value-type="string">
            <text:p text:style-name="P6">Marcus Gädskog Hill</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2 General Information</text:p>
      <text:p text:style-name="P1"/>
      <text:p text:style-name="P1">Project Summary</text:p>
      <table:table table:name="Tabell2" table:style-name="Tabell2">
        <table:table-column table:style-name="Tabell2.A"/>
        <table:table-column table:style-name="Tabell2.B"/>
        <table:table-row>
          <table:table-cell table:style-name="Tabell2.A1" office:value-type="string">
            <text:p text:style-name="P6">Project name ID</text:p>
          </table:table-cell>
          <table:table-cell table:style-name="Tabell2.B1" office:value-type="string">
            <text:p text:style-name="P6">Java Hangman</text:p>
          </table:table-cell>
        </table:table-row>
        <table:table-row>
          <table:table-cell table:style-name="Tabell2.A2" office:value-type="string">
            <text:p text:style-name="P6">Project Manager</text:p>
          </table:table-cell>
          <table:table-cell table:style-name="Tabell2.B2" office:value-type="string">
            <text:p text:style-name="P6">Marcus Gärdskog Hill</text:p>
          </table:table-cell>
        </table:table-row>
        <table:table-row>
          <table:table-cell table:style-name="Tabell2.A2" office:value-type="string">
            <text:p text:style-name="P6">Main client</text:p>
          </table:table-cell>
          <table:table-cell table:style-name="Tabell2.B2" office:value-type="string">
            <text:p text:style-name="P6">Lnu.se 1dv600</text:p>
          </table:table-cell>
        </table:table-row>
      </table:table>
      <table:table table:name="Tabell3" table:style-name="Tabell3">
        <table:table-column table:style-name="Tabell3.A"/>
        <table:table-column table:style-name="Tabell3.B"/>
        <table:table-row>
          <table:table-cell table:style-name="Tabell3.A1" office:value-type="string">
            <text:p text:style-name="P6">Key Stakeholders</text:p>
          </table:table-cell>
          <table:table-cell table:style-name="Tabell3.B1" office:value-type="string">
            <text:p text:style-name="P6">Marcus Gärdskog Hill</text:p>
          </table:table-cell>
        </table:table-row>
        <table:table-row table:style-name="Tabell3.2">
          <table:table-cell table:style-name="Tabell3.A2" office:value-type="string">
            <text:p text:style-name="P6">Executive Summary</text:p>
          </table:table-cell>
          <table:table-cell table:style-name="Tabell3.B2" office:value-type="string">
            <text:p text:style-name="P6"/>
          </table:table-cell>
        </table:table-row>
      </table:table>
      <table:table table:name="Tabell4" table:style-name="Tabell4">
        <table:table-column table:style-name="Tabell4.A"/>
        <table:table-row table:style-name="Tabell4.1">
          <table:table-cell table:style-name="Tabell4.A1" office:value-type="string">
            <text:p text:style-name="P7">In this project I will create a console/text based Hangman game in Java. The application will use the java reserved keywords as the words for the game. The words will be read from the site https://docs.oracle.com/javase/tutorial/java/nutsandbolts/_keywords.html.</text:p>
            <text:p text:style-name="P7">If there is time there will be an added option to read the words from any site selected by the user.</text:p>
            <text:p text:style-name="P7"/>
            <text:p text:style-name="P7">Hangman is a simple guessing game where the user guesses one letter at the time and for every wrong guess, (guessing a letter that is not part of the <text:s/>word) the image of the man getting hanged gets one more piece added to it. If the user cannot guess the complete word before the image of the man is full, the user loses.<text:line-break/>https://en.wikipedia.org/wiki/Hangman_(game)</text:p>
            <text:p text:style-name="P7"/>
            <text:p text:style-name="P7">The system will be build as a part of a software engineering course (1dv600) at Linné university in Kalmar, Swede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3 Vision </text:p>
      <text:p text:style-name="P4">1 Introduction</text:p>
      <text:p text:style-name="P4"/>
      <text:list xml:id="list1259126069944845870" text:style-name="L4">
        <text:list-item>
          <text:list>
            <text:list-item>
              <text:p text:style-name="P15">Overview<text:line-break/>The system is a textbased version of the classic game Hangman written in Java, they system will read the words for the game from the web and present the gameplay in the console. Version controll will be done by git bash.</text:p>
              <text:p text:style-name="P15"/>
            </text:list-item>
            <text:list-item>
              <text:p text:style-name="P15">Purpose<text:line-break/>The main purpose of this project is to create a system that will fill the reqirements for a Hangman game and be able to read information from webpages using Java.<text:line-break/>The purpose is also for me to learn how to plan a software engineering project properly for the course 1dv600 at the Linné univeristy in Kalmar, Sweden.</text:p>
            </text:list-item>
          </text:list>
        </text:list-item>
      </text:list>
      <text:p text:style-name="P4"/>
      <text:list xml:id="list22597935" text:continue-numbering="true" text:style-name="L4">
        <text:list-item>
          <text:list>
            <text:list-header>
              <text:p text:style-name="P15"/>
            </text:list-header>
            <text:list-item>
              <text:p text:style-name="P15">System usage</text:p>
              <text:p text:style-name="P15">The system will only be used inside ecplipse or a similar EDI and only for testing by me and the teachers of this course. <text:s/>No future use is anticipated and the system will not be maintenanced once the course is complete.<text:line-break/></text:p>
            </text:list-item>
            <text:list-item>
              <text:p text:style-name="P15">System requirements (Software requriements)</text:p>
            </text:list-item>
          </text:list>
        </text:list-item>
      </text:list>
      <text:p text:style-name="P4"/>
      <table:table table:name="Tabell26" table:style-name="Tabell26">
        <table:table-column table:style-name="Tabell26.A"/>
        <table:table-column table:style-name="Tabell26.B"/>
        <table:table-row>
          <table:table-cell table:style-name="Tabell26.A1" office:value-type="string">
            <text:p text:style-name="P8">Functional requriments, Feature</text:p>
          </table:table-cell>
          <table:table-cell table:style-name="Tabell26.B1" office:value-type="string">
            <text:p text:style-name="P8">Functional requriments, Rationale</text:p>
          </table:table-cell>
        </table:table-row>
      </table:table>
      <text:p text:style-name="P4"/>
      <table:table table:name="Tabell5" table:style-name="Tabell5">
        <table:table-column table:style-name="Tabell5.A"/>
        <table:table-column table:style-name="Tabell5.B"/>
        <table:table-row>
          <table:table-cell table:style-name="Tabell5.A1" office:value-type="string">
            <text:p text:style-name="P9">Enter a username</text:p>
          </table:table-cell>
          <table:table-cell table:style-name="Tabell5.B1" office:value-type="string">
            <text:p text:style-name="P9">The user need to enter a username so that highscore can be keept. (If time)</text:p>
          </table:table-cell>
        </table:table-row>
        <table:table-row>
          <table:table-cell table:style-name="Tabell5.A2" office:value-type="string">
            <text:p text:style-name="P7">User input</text:p>
          </table:table-cell>
          <table:table-cell table:style-name="Tabell5.B2" office:value-type="string">
            <text:p text:style-name="P7">The system will scan input from the user to make the game interactive.</text:p>
          </table:table-cell>
        </table:table-row>
        <table:table-row>
          <table:table-cell table:style-name="Tabell5.A2" office:value-type="string">
            <text:p text:style-name="P7">Text output to console</text:p>
          </table:table-cell>
          <table:table-cell table:style-name="Tabell5.B2" office:value-type="string">
            <text:p text:style-name="P7">The game will be presented in text in the console.</text:p>
          </table:table-cell>
        </table:table-row>
      </table:table>
      <table:table table:name="Tabell11" table:style-name="Tabell11">
        <table:table-column table:style-name="Tabell11.A"/>
        <table:table-column table:style-name="Tabell11.B"/>
        <table:table-row>
          <table:table-cell table:style-name="Tabell11.A1" office:value-type="string">
            <text:p text:style-name="P7">Reading from the web</text:p>
          </table:table-cell>
          <table:table-cell table:style-name="Tabell11.B1" office:value-type="string">
            <text:p text:style-name="P7">To extend the number of words and easily add more the system will be able to read information from the web and save it as words for the game.</text:p>
          </table:table-cell>
        </table:table-row>
        <table:table-row>
          <table:table-cell table:style-name="Tabell11.A2" office:value-type="string">
            <text:p text:style-name="P7">Game play</text:p>
          </table:table-cell>
          <table:table-cell table:style-name="Tabell11.B2" office:value-type="string">
            <text:p text:style-name="P7">The system will ask the user to guess a letter and check if this letter is in the current word. If not the hangman image will be one more step to completion and if the user is right, the letter will be saved in the correct spot(s).</text:p>
            <text:p text:style-name="P7">Example:</text:p>
            <text:p text:style-name="P7">Wrong guesses: 3</text:p>
            <text:p text:style-name="P7"><text:soft-page-break/>Right guesses: 2<text:line-break/>___</text:p>
            <text:p text:style-name="P7">| <text:s text:c="4"/>o</text:p>
            <text:p text:style-name="P7">| <text:s text:c="2"/>/ | \<text:line-break/><text:line-break/> R _ _ E _ _ E_ </text:p>
          </table:table-cell>
        </table:table-row>
      </table:table>
      <table:table table:name="Tabell12" table:style-name="Tabell12">
        <table:table-column table:style-name="Tabell12.A"/>
        <table:table-column table:style-name="Tabell12.B"/>
        <table:table-row>
          <table:table-cell table:style-name="Tabell12.A1" office:value-type="string">
            <text:p text:style-name="P7">Amount of Guesses allowed</text:p>
          </table:table-cell>
          <table:table-cell table:style-name="Tabell12.B1" office:value-type="string">
            <text:p text:style-name="P7"><text:s/>9 wrong guesses is the max.</text:p>
          </table:table-cell>
        </table:table-row>
        <table:table-row>
          <table:table-cell table:style-name="Tabell12.A2" office:value-type="string">
            <text:p text:style-name="P7">Error handling</text:p>
          </table:table-cell>
          <table:table-cell table:style-name="Tabell12.B2" office:value-type="string">
            <text:p text:style-name="P7">If the user enters something other than aA – zZ.</text:p>
          </table:table-cell>
        </table:table-row>
      </table:table>
      <table:table table:name="Tabell13" table:style-name="Tabell13">
        <table:table-column table:style-name="Tabell13.A"/>
        <table:table-column table:style-name="Tabell13.B"/>
        <table:table-row>
          <table:table-cell table:style-name="Tabell13.A1" office:value-type="string">
            <text:p text:style-name="P7">Make the "read from the web" class reusable</text:p>
            <text:p text:style-name="P7"/>
            <text:p text:style-name="P7"/>
            <text:p text:style-name="P7"/>
            <text:p text:style-name="P7"/>
          </table:table-cell>
          <table:table-cell table:style-name="Tabell13.B1" office:value-type="string">
            <text:p text:style-name="P7">I want to be able to reuse the class reading from the web in other projects</text:p>
          </table:table-cell>
        </table:table-row>
        <table:table-row>
          <table:table-cell table:style-name="Tabell13.A2" office:value-type="string">
            <text:p text:style-name="P8">Non functional requirments, <text:s/>Feature</text:p>
          </table:table-cell>
          <table:table-cell table:style-name="Tabell13.B2" office:value-type="string">
            <text:p text:style-name="P8">Non functional requirments, <text:s/>Rational</text:p>
          </table:table-cell>
        </table:table-row>
      </table:table>
      <table:table table:name="Tabell14" table:style-name="Tabell14">
        <table:table-column table:style-name="Tabell14.A"/>
        <table:table-column table:style-name="Tabell14.B"/>
        <table:table-row>
          <table:table-cell table:style-name="Tabell14.A1" office:value-type="string">
            <text:p text:style-name="P7">Speed, Performance</text:p>
            <text:p text:style-name="P7"/>
          </table:table-cell>
          <table:table-cell table:style-name="Tabell14.B1" office:value-type="string">
            <text:p text:style-name="P7">The user shall not have to wait for the game to load or fetch the words from the web.</text:p>
          </table:table-cell>
        </table:table-row>
        <table:table-row table:style-name="Tabell14.2">
          <table:table-cell table:style-name="Tabell14.A2" office:value-type="string">
            <text:p text:style-name="P7">Operational</text:p>
          </table:table-cell>
          <table:table-cell table:style-name="Tabell14.B2" office:value-type="string">
            <text:p text:style-name="P7">Any Java EDI is needed to run the system</text:p>
          </table:table-cell>
        </table:table-row>
      </table:table>
      <table:table table:name="Tabell15" table:style-name="Tabell15">
        <table:table-column table:style-name="Tabell15.A"/>
        <table:table-column table:style-name="Tabell15.B"/>
        <table:table-row>
          <table:table-cell table:style-name="Tabell15.A1" office:value-type="string">
            <text:p text:style-name="P7">Modifiability</text:p>
          </table:table-cell>
          <table:table-cell table:style-name="Tabell15.B1" office:value-type="string">
            <text:p text:style-name="P7">The system shall be devided into minium 3 classes to make modifying easy. One class reading from the web, one or more classes with game logic and one class containing main.</text:p>
          </table:table-cell>
        </table:table-row>
        <table:table-row>
          <table:table-cell table:style-name="Tabell15.A2" office:value-type="string">
            <text:p text:style-name="P7">Security</text:p>
          </table:table-cell>
          <table:table-cell table:style-name="Tabell15.B2" office:value-type="string">
            <text:p text:style-name="P7">The system will be designed to not have any sensitive information.</text:p>
          </table:table-cell>
        </table:table-row>
      </table:table>
      <table:table table:name="Tabell16" table:style-name="Tabell16">
        <table:table-column table:style-name="Tabell16.A"/>
        <table:table-column table:style-name="Tabell16.B"/>
        <table:table-row>
          <table:table-cell table:style-name="Tabell16.A1" office:value-type="string">
            <text:p text:style-name="P7">Usability</text:p>
          </table:table-cell>
          <table:table-cell table:style-name="Tabell16.B1" office:value-type="string">
            <text:p text:style-name="P7">Anyone with basic Java knowledge shall be able to run the system.</text:p>
          </table:table-cell>
        </table:table-row>
        <table:table-row>
          <table:table-cell table:style-name="Tabell16.A2" office:value-type="string">
            <text:p text:style-name="P7">Platform</text:p>
          </table:table-cell>
          <table:table-cell table:style-name="Tabell16.B2" office:value-type="string">
            <text:p text:style-name="P7">Any system that can run a Java EDI or a working modern browser shall be able to run the system localy or at a online EDI</text:p>
          </table:table-cell>
        </table:table-row>
      </table:table>
      <text:list xml:id="list22587927" text:continue-numbering="true" text:style-name="L4">
        <text:list-item>
          <text:list>
            <text:list-item>
              <text:list>
                <text:list-header>
                  <text:p text:style-name="P15"/>
                </text:list-header>
              </text:list>
            </text:list-item>
            <text:list-item>
              <text:p text:style-name="P15">User requirements</text:p>
            </text:list-item>
          </text:list>
        </text:list-item>
      </text:list>
      <table:table table:name="Tabell6" table:style-name="Tabell6">
        <table:table-column table:style-name="Tabell6.A"/>
        <table:table-column table:style-name="Tabell6.B"/>
        <table:table-row>
          <table:table-cell table:style-name="Tabell6.A1" office:value-type="string">
            <text:p text:style-name="P7">User requirement</text:p>
          </table:table-cell>
          <table:table-cell table:style-name="Tabell6.B1" office:value-type="string">
            <text:p text:style-name="P7">Supporting feature</text:p>
          </table:table-cell>
        </table:table-row>
        <table:table-row>
          <table:table-cell table:style-name="Tabell6.A2" office:value-type="string">
            <text:p text:style-name="P7">The user will need to have a basic knowledge of eclipse or other Java EDI and the language of Java in order run the application </text:p>
          </table:table-cell>
          <table:table-cell table:style-name="Tabell6.B2" office:value-type="string">
            <text:p text:style-name="P7">There is no supporting feature from the development team to teach the user Java</text:p>
          </table:table-cell>
        </table:table-row>
      </table:table>
      <text:list xml:id="list22576436" text:continue-numbering="true" text:style-name="L4">
        <text:list-item>
          <text:list>
            <text:list-header>
              <text:p text:style-name="P15"><text:span text:style-name="T2"><text:line-break/><text:line-break/><text:line-break/><text:line-break/><text:line-break/><text:line-break/><text:line-break/><text:line-break/></text:span><text:soft-page-break/><text:span text:style-name="T2"><text:line-break/><text:line-break/><text:line-break/><text:line-break/></text:span><text:span text:style-name="T2"><text:line-break/></text:span><text:span text:style-name="T2"><text:line-break/><text:line-break/><text:line-break/></text:span><text:span text:style-name="T2"><text:line-break/></text:span><text:span text:style-name="T2">4 project plan</text:span></text:p>
              <text:p text:style-name="P17"/>
            </text:list-header>
          </text:list>
        </text:list-item>
      </text:list>
      <text:list xml:id="list1265064331393356738" text:style-name="L5">
        <text:list-item>
          <text:list>
            <text:list-item>
              <text:p text:style-name="P16">Introduction<text:span text:style-name="T2"><text:line-break/></text:span>This project plan spans for 7 weeks and will produce a textbased version of the classic game Hangman in Java. This project is a part of course 1dv600 at linné university, Kalmar, Sweden. The first part of the system to be built will be the class that read words from the web, this function is something I don't know how to do so it has the highest risk. Once this is done the next class will be the class holding the game logic wich I feel confident I can handle without problems. The testing will be carried out through out the whole process but intensify in the last few weeks.</text:p>
            </text:list-item>
            <text:list-item>
              <text:p text:style-name="P16">Justification<text:line-break/>This system will be build because it is required to pass the software engineering course. The system will be able to read from the web because this is something I want to learn how to do.</text:p>
            </text:list-item>
            <text:list-item>
              <text:p text:style-name="P16">Stakeholders</text:p>
              <text:p text:style-name="P18"><text:span text:style-name="T3">The key stakeholder for this project is me, Marcus and I will me planning an programming this system. The teacher are:<text:line-break/></text:span><text:a xlink:type="simple" xlink:href="mailto:tobias.andersson.gidlund@lnu.se" text:style-name="Internet_20_link" text:visited-style-name="Visited_20_Internet_20_Link"><text:span text:style-name="T5">Tobias Andersson Gidlund</text:span></text:a><text:line-break/><text:a xlink:type="simple" xlink:href="mailto:daniel.toll@lnu.se" text:style-name="Internet_20_link" text:visited-style-name="Visited_20_Internet_20_Link"><text:span text:style-name="T5">Daniel Toll</text:span></text:a><text:line-break/><text:a xlink:type="simple" xlink:href="mailto:tobias.olsson@lnu.se" text:style-name="Internet_20_link" text:visited-style-name="Visited_20_Internet_20_Link"><text:span text:style-name="T5">Tobias Olsson</text:span></text:a></text:p>
            </text:list-item>
            <text:list-item>
              <text:p text:style-name="P16">Resources<text:line-break/>Computer, Eclipse and internet connection</text:p>
            </text:list-item>
            <text:list-item>
              <text:p text:style-name="P16">Scope, constrains and assumptions<text:line-break/>The system will be textbased single player with a highscore <text:s/>and it will read the words for the gameplay from the web. Constrains for the system is that it should be text based according to the instructions and I have 7 weeks to finish it. I assume that I have the ability to read the words from the web, if not I will work around this problem as suggested in the risk analysis. The game will be played directly inside the EDI so the user will need basic knowledge about Java and some EDI.</text:p>
            </text:list-item>
            <text:list-item>
              <text:p text:style-name="P16">Hard-and software requirements<text:line-break/>The system needs a Java EDI to run and a computer capable of running such EDI.</text:p>
            </text:list-item>
          </text:list>
        </text:list-item>
      </text:list>
      <text:p text:style-name="P3"/>
      <text:p text:style-name="P3">4.7 <text:s/><text:span text:style-name="T1">Overall Project Schedule</text:span></text:p>
      <text:p text:style-name="P3">Week <text:tab/><text:tab/><text:tab/><text:tab/><text:tab/><text:tab/><text:tab/>Activity</text:p>
      <table:table table:name="Tabell8" table:style-name="Tabell8">
        <table:table-column table:style-name="Tabell8.A"/>
        <table:table-column table:style-name="Tabell8.B"/>
        <table:table-row>
          <table:table-cell table:style-name="Tabell8.A1" office:value-type="string">
            <text:p text:style-name="P7">5 and 6</text:p>
          </table:table-cell>
          <table:table-cell table:style-name="Tabell8.B1" office:value-type="string">
            <text:p text:style-name="P7">Create and hand in the first version of the product plan and skelleton code with as much information as possible during the first <text:soft-page-break/>increment.</text:p>
          </table:table-cell>
        </table:table-row>
        <table:table-row>
          <table:table-cell table:style-name="Tabell8.A2" office:value-type="float" office:value="7">
            <text:p text:style-name="P7">7</text:p>
          </table:table-cell>
          <table:table-cell table:style-name="Tabell8.B2" office:value-type="string">
            <text:p text:style-name="P7">Learn UML and implement it in the project plan where it is applicable</text:p>
          </table:table-cell>
        </table:table-row>
        <table:table-row>
          <table:table-cell table:style-name="Tabell8.A2" office:value-type="float" office:value="8">
            <text:p text:style-name="P7">8</text:p>
          </table:table-cell>
          <table:table-cell table:style-name="Tabell8.B2" office:value-type="string">
            <text:p text:style-name="P7">Develop class to read words from the web and develop testplan</text:p>
          </table:table-cell>
        </table:table-row>
        <table:table-row>
          <table:table-cell table:style-name="Tabell8.A4" office:value-type="string">
            <text:p text:style-name="P7">8 and 9</text:p>
          </table:table-cell>
          <table:table-cell table:style-name="Tabell8.B2" office:value-type="string">
            <text:p text:style-name="P7">Design the game with minimal features. Start testing the system</text:p>
          </table:table-cell>
        </table:table-row>
        <table:table-row>
          <table:table-cell table:style-name="Tabell8.A2" office:value-type="float" office:value="10">
            <text:p text:style-name="P7">10</text:p>
          </table:table-cell>
          <table:table-cell table:style-name="Tabell8.B2" office:value-type="string">
            <text:p text:style-name="P7">Continue testing the system</text:p>
          </table:table-cell>
        </table:table-row>
        <table:table-row>
          <table:table-cell table:style-name="Tabell8.A2" office:value-type="float" office:value="11">
            <text:p text:style-name="P7">11</text:p>
          </table:table-cell>
          <table:table-cell table:style-name="Tabell8.B2" office:value-type="string">
            <text:p text:style-name="P7">Finilize and present the Git-repo</text:p>
          </table:table-cell>
        </table:table-row>
        <table:table-row>
          <table:table-cell table:style-name="Tabell8.A2" office:value-type="float" office:value="12">
            <text:p text:style-name="P7">12</text:p>
          </table:table-cell>
          <table:table-cell table:style-name="Tabell8.B2" office:value-type="string">
            <text:p text:style-name="P7">Hand in the project</text:p>
          </table:table-cell>
        </table:table-row>
      </table:table>
      <text:p text:style-name="P3"/>
      <text:p text:style-name="P3"/>
      <text:p text:style-name="P3">4.8 Scenarios</text:p>
      <text:p text:style-name="P3"><text:span text:style-name="T1">Use case 1: Playing the game<text:line-break/><text:line-break/></text:span><text:span text:style-name="T4">Main Scenario:</text:span></text:p>
      <text:p text:style-name="P4"><text:tab/>Pre-condition: The user has an java IDE open with the code for this system. </text:p>
      <text:p text:style-name="P4"><text:tab/>1.User wants to play the game.</text:p>
      <text:p text:style-name="P4"><text:tab/>2.System displays how long the word is . . . and ask user to guess a letter.</text:p>
      <text:p text:style-name="P4"><text:tab/>3.User guesses letter B.</text:p>
      <text:p text:style-name="P4"><text:tab/>4.System tells user where in the word B appears "B . .".</text:p>
      <text:p text:style-name="P4"><text:tab/>5.User makes second guess of C.</text:p>
      <text:p text:style-name="P4"><text:tab/>6.System tells User there is no C in the word and creates the top of the <text:tab/> <text:s text:c="6"/><text:tab/> <text:s text:c="2"/><text:tab/> <text:s/>Hangman.</text:p>
      <text:p text:style-name="P4"><text:tab/>7.User guesses letter I.</text:p>
      <text:p text:style-name="P4"><text:tab/>8.System tells user where in the word I appears "BI_" . <text:line-break/><text:tab/>9.User guesses letter T.</text:p>
      <text:p text:style-name="P4"><text:tab/>10.System tells user where in the word T appears. And lets the user know he has won <text:tab/>the game with a total of four guesses he has guessed the word BIT.<text:line-break/></text:p>
      <text:p text:style-name="P4"><text:tab/>Post-condition: The game is back at its starting point and user can choose to start again, change adress to fetch words from or quit game.<text:line-break/></text:p>
      <text:p text:style-name="P4">Extentions:</text:p>
      <text:p text:style-name="P4">1.1 User wants to fetch words from specific wikipedia page.</text:p>
      <text:p text:style-name="P4"><text:tab/>1.User types in the specific english wikipedia adress from where he wants to fetch the <text:tab/> <text:s text:c="2"/>words<text:line-break/><text:tab/>2.System cannot fetch words from site, tells the user and ask him to try again.<text:line-break/><text:tab/>3.User chooses another site.<text:line-break/><text:tab/>4.System fetches words from site and starts game.</text:p>
      <text:p text:style-name="P4"/>
      <text:p text:style-name="P4">3.1 User inputs other character than letter aA-zZ.<text:line-break/>1. System let user know that the guess have to be a letter but does not count the guess.<text:line-break/>10.1 User guesses wrong 9 times until the Hangman is complete.<text:line-break/>1. System tells user he has lost, display the correct word and ask user if he want to play again.</text:p>
      <text:p text:style-name="P3"><text:span text:style-name="T4"><text:line-break/></text:span><text:soft-page-break/><text:span text:style-name="T4"><text:line-break/><text:line-break/> <text:s text:c="4111"/><text:line-break/></text:span><text:line-break/></text:p>
      <text:p text:style-name="P4"><text:line-break/></text:p>
      <text:p text:style-name="P4"/>
      <text:p text:style-name="P4"/>
      <text:p text:style-name="P4"/>
      <text:p text:style-name="P4">5 Iterations</text:p>
      <text:p text:style-name="P4"/>
      <text:p text:style-name="P4">5.1 Iteration 1:</text:p>
      <table:table table:name="Tabell17" table:style-name="Tabell17">
        <table:table-column table:style-name="Tabell17.A" table:number-columns-repeated="3"/>
        <table:table-column table:style-name="Tabell17.D"/>
        <table:table-row>
          <table:table-cell table:style-name="Tabell17.A1" office:value-type="string">
            <text:p text:style-name="P8">When:</text:p>
          </table:table-cell>
          <table:table-cell table:style-name="Tabell17.A1" office:value-type="string">
            <text:p text:style-name="P8">To do:</text:p>
          </table:table-cell>
          <table:table-cell table:style-name="Tabell17.A1" office:value-type="string">
            <text:p text:style-name="P8">Time Estimates:</text:p>
          </table:table-cell>
          <table:table-cell table:style-name="Tabell17.D1" office:value-type="string">
            <text:p text:style-name="P8">Recources:</text:p>
          </table:table-cell>
        </table:table-row>
        <table:table-row>
          <table:table-cell table:style-name="Tabell17.A2" office:value-type="string">
            <text:p text:style-name="P4">week 5-6</text:p>
          </table:table-cell>
          <table:table-cell table:style-name="Tabell17.A2" office:value-type="string">
            <text:p text:style-name="P4">Create the first draft of the project plan.</text:p>
          </table:table-cell>
          <table:table-cell table:style-name="Tabell17.A2" office:value-type="string">
            <text:p text:style-name="P4">8 Hours</text:p>
          </table:table-cell>
          <table:table-cell table:style-name="Tabell17.D2" office:value-type="string">
            <text:p text:style-name="P5">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Create Skeleton Code</text:p>
          </table:table-cell>
          <table:table-cell table:style-name="Tabell17.A2" office:value-type="string">
            <text:p text:style-name="P4">1 hours</text:p>
          </table:table-cell>
          <table:table-cell table:style-name="Tabell17.D2" office:value-type="string">
            <text:p text:style-name="P5">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Hand in first draft and skeleton code</text:p>
          </table:table-cell>
          <table:table-cell table:style-name="Tabell17.A2" office:value-type="string">
            <text:p text:style-name="P7">15 minutes</text:p>
          </table:table-cell>
          <table:table-cell table:style-name="Tabell17.D2" office:value-type="string">
            <text:p text:style-name="P5">Eclipse,Oracle website, Internet connection, lectures, book Sommerville (2015)</text:p>
          </table:table-cell>
        </table:table-row>
      </table:table>
      <text:p text:style-name="P4"/>
      <text:p text:style-name="P4"/>
      <text:p text:style-name="P4">5.2 Iteration 2:</text:p>
      <text:p text:style-name="P4"/>
      <table:table table:name="Tabell18" table:style-name="Tabell18">
        <table:table-column table:style-name="Tabell18.A" table:number-columns-repeated="3"/>
        <table:table-column table:style-name="Tabell18.D"/>
        <table:table-row>
          <table:table-cell table:style-name="Tabell18.A1" office:value-type="string">
            <text:p text:style-name="P8">When:</text:p>
          </table:table-cell>
          <table:table-cell table:style-name="Tabell18.A1" office:value-type="string">
            <text:p text:style-name="P8">To do:</text:p>
          </table:table-cell>
          <table:table-cell table:style-name="Tabell18.A1" office:value-type="string">
            <text:p text:style-name="P8">Time Estimates:</text:p>
          </table:table-cell>
          <table:table-cell table:style-name="Tabell18.D1" office:value-type="string">
            <text:p text:style-name="P8">Recources:</text:p>
          </table:table-cell>
        </table:table-row>
        <table:table-row>
          <table:table-cell table:style-name="Tabell18.A2" office:value-type="string">
            <text:p text:style-name="P4">week 7</text:p>
          </table:table-cell>
          <table:table-cell table:style-name="Tabell18.A2" office:value-type="string">
            <text:p text:style-name="P4">Add to project plan what is discovered to be missing from Iteration 1</text:p>
          </table:table-cell>
          <table:table-cell table:style-name="Tabell18.A2" office:value-type="string">
            <text:p text:style-name="P7">5 Hours</text:p>
          </table:table-cell>
          <table:table-cell table:style-name="Tabell18.D2" office:value-type="string">
            <text:p text:style-name="P5">Eclipse,Oracle website, Internet connection, lectures, book Sommerville (2015)</text:p>
          </table:table-cell>
        </table:table-row>
        <table:table-row>
          <table:table-cell table:style-name="Tabell18.A2" office:value-type="string">
            <text:p text:style-name="P4">week 7-8</text:p>
          </table:table-cell>
          <table:table-cell table:style-name="Tabell18.A2" office:value-type="string">
            <text:p text:style-name="P4">Create class that reads the words from the web and save them in an ArrayList.</text:p>
          </table:table-cell>
          <table:table-cell table:style-name="Tabell18.A2" office:value-type="string">
            <text:p text:style-name="P7">10 Hours</text:p>
            <text:p text:style-name="P7">Accual Time = 5 Hours</text:p>
          </table:table-cell>
          <table:table-cell table:style-name="Tabell18.D2" office:value-type="string">
            <text:p text:style-name="P5">Eclipse,Oracle website, Internet connection, lectures, book Sommerville (2015)</text:p>
          </table:table-cell>
        </table:table-row>
        <table:table-row>
          <table:table-cell table:style-name="Tabell18.A2" office:value-type="string">
            <text:p text:style-name="P4">week 7-8</text:p>
          </table:table-cell>
          <table:table-cell table:style-name="Tabell18.A2" office:value-type="string">
            <text:p text:style-name="P4">Develop test plan</text:p>
          </table:table-cell>
          <table:table-cell table:style-name="Tabell18.A2" office:value-type="string">
            <text:p text:style-name="P7">5 Hours</text:p>
          </table:table-cell>
          <table:table-cell table:style-name="Tabell18.D2" office:value-type="string">
            <text:p text:style-name="P5">Eclipse,Oracle website, Internet connection, lectures, book Sommerville (2015)</text:p>
          </table:table-cell>
        </table:table-row>
      </table:table>
      <table:table table:name="Tabell19" table:style-name="Tabell19">
        <table:table-column table:style-name="Tabell19.A" table:number-columns-repeated="3"/>
        <table:table-column table:style-name="Tabell19.D"/>
        <table:table-row>
          <table:table-cell table:style-name="Tabell19.A1" office:value-type="string">
            <text:p text:style-name="P4">week 7-8</text:p>
          </table:table-cell>
          <table:table-cell table:style-name="Tabell19.A1" office:value-type="string">
            <text:p text:style-name="P4">Add UML to project plan</text:p>
          </table:table-cell>
          <table:table-cell table:style-name="Tabell19.A1" office:value-type="string">
            <text:p text:style-name="P7">5 Hours</text:p>
          </table:table-cell>
          <table:table-cell table:style-name="Tabell19.D1" office:value-type="string">
            <text:p text:style-name="P5">Eclipse,Oracle website, Internet connection, <text:soft-page-break/>lectures, book Sommerville (2015)</text:p>
          </table:table-cell>
        </table:table-row>
        <table:table-row>
          <table:table-cell table:style-name="Tabell19.A2" office:value-type="string">
            <text:p text:style-name="P4">Week 8</text:p>
          </table:table-cell>
          <table:table-cell table:style-name="Tabell19.A2" office:value-type="string">
            <text:p text:style-name="P4">Make game work whit minimum features.</text:p>
          </table:table-cell>
          <table:table-cell table:style-name="Tabell19.A2" office:value-type="string">
            <text:p text:style-name="P7">10 Hours</text:p>
          </table:table-cell>
          <table:table-cell table:style-name="Tabell19.D2" office:value-type="string">
            <text:p text:style-name="P5">Eclipse,Oracle website, Internet connection, lectures, book Sommerville (2015)</text:p>
          </table:table-cell>
        </table:table-row>
      </table:table>
      <text:p text:style-name="P4"/>
      <text:p text:style-name="P4"/>
      <text:p text:style-name="P4"/>
      <text:p text:style-name="P4">5.3 Iteration 3:</text:p>
      <table:table table:name="Tabell20" table:style-name="Tabell20">
        <table:table-column table:style-name="Tabell20.A" table:number-columns-repeated="3"/>
        <table:table-column table:style-name="Tabell20.D"/>
        <table:table-row>
          <table:table-cell table:style-name="Tabell20.A1" office:value-type="string">
            <text:p text:style-name="P8">When:</text:p>
          </table:table-cell>
          <table:table-cell table:style-name="Tabell20.A1" office:value-type="string">
            <text:p text:style-name="P8">To do:</text:p>
          </table:table-cell>
          <table:table-cell table:style-name="Tabell20.A1" office:value-type="string">
            <text:p text:style-name="P8">Time Estimates:</text:p>
          </table:table-cell>
          <table:table-cell table:style-name="Tabell20.D1" office:value-type="string">
            <text:p text:style-name="P8">Recources:</text:p>
          </table:table-cell>
        </table:table-row>
        <table:table-row>
          <table:table-cell table:style-name="Tabell20.A2" office:value-type="string">
            <text:p text:style-name="P4">week 9-10</text:p>
          </table:table-cell>
          <table:table-cell table:style-name="Tabell20.A2" office:value-type="string">
            <text:p text:style-name="P4">Add to project plan what is discovered to be missing from Iteration 2</text:p>
          </table:table-cell>
          <table:table-cell table:style-name="Tabell20.A2" office:value-type="string">
            <text:p text:style-name="P7">3 Hours</text:p>
          </table:table-cell>
          <table:table-cell table:style-name="Tabell20.D2" office:value-type="string">
            <text:p text:style-name="P5">Eclipse,Oracle website, Internet connection, lectures, book Sommerville (2015)</text:p>
          </table:table-cell>
        </table:table-row>
        <table:table-row>
          <table:table-cell table:style-name="Tabell20.A2" office:value-type="string">
            <text:p text:style-name="P4">week 9-10</text:p>
          </table:table-cell>
          <table:table-cell table:style-name="Tabell20.A2" office:value-type="string">
            <text:p text:style-name="P4">Create the user input class whit minimum features.</text:p>
          </table:table-cell>
          <table:table-cell table:style-name="Tabell20.A2" office:value-type="string">
            <text:p text:style-name="P4">2 Hours</text:p>
          </table:table-cell>
          <table:table-cell table:style-name="Tabell20.D2" office:value-type="string">
            <text:p text:style-name="P5">Eclipse,Oracle website, Internet connection, lectures, book Sommerville (2015)</text:p>
          </table:table-cell>
        </table:table-row>
        <table:table-row>
          <table:table-cell table:style-name="Tabell20.A2" office:value-type="string">
            <text:p text:style-name="P4">week 9-10</text:p>
          </table:table-cell>
          <table:table-cell table:style-name="Tabell20.A2" office:value-type="string">
            <text:p text:style-name="P4">Create the game logic class <text:s/>whit minimum features. </text:p>
          </table:table-cell>
          <table:table-cell table:style-name="Tabell20.A2" office:value-type="string">
            <text:p text:style-name="P4">10 Hours</text:p>
          </table:table-cell>
          <table:table-cell table:style-name="Tabell20.D2" office:value-type="string">
            <text:p text:style-name="P5">Eclipse,Oracle website, Internet connection, lectures, book Sommerville (2015)</text:p>
          </table:table-cell>
        </table:table-row>
      </table:table>
      <table:table table:name="Tabell21" table:style-name="Tabell21">
        <table:table-column table:style-name="Tabell21.A" table:number-columns-repeated="3"/>
        <table:table-column table:style-name="Tabell21.D"/>
        <table:table-row>
          <table:table-cell table:style-name="Tabell21.A1" office:value-type="string">
            <text:p text:style-name="P8">Week 10</text:p>
          </table:table-cell>
          <table:table-cell table:style-name="Tabell21.A1" office:value-type="string">
            <text:p text:style-name="P4">Create the Main class</text:p>
          </table:table-cell>
          <table:table-cell table:style-name="Tabell21.A1" office:value-type="string">
            <text:p text:style-name="P7">1 Hours</text:p>
          </table:table-cell>
          <table:table-cell table:style-name="Tabell21.D1" office:value-type="string">
            <text:p text:style-name="P5">Eclipse,Oracle website, Internet connection, lectures, book Sommerville (2015)</text:p>
          </table:table-cell>
        </table:table-row>
        <table:table-row>
          <table:table-cell table:style-name="Tabell21.A2" office:value-type="string">
            <text:p text:style-name="P7"/>
          </table:table-cell>
          <table:table-cell table:style-name="Tabell21.A2" office:value-type="string">
            <text:p text:style-name="P4"/>
          </table:table-cell>
          <table:table-cell table:style-name="Tabell21.A2" office:value-type="string">
            <text:p text:style-name="P7"/>
          </table:table-cell>
          <table:table-cell table:style-name="Tabell21.D2" office:value-type="string">
            <text:p text:style-name="P5"/>
          </table:table-cell>
        </table:table-row>
      </table:table>
      <text:p text:style-name="P4"/>
      <text:p text:style-name="P4"/>
      <text:p text:style-name="P4">5.4 Iteration 4:<text:line-break/></text:p>
      <table:table table:name="Tabell22" table:style-name="Tabell22">
        <table:table-column table:style-name="Tabell22.A" table:number-columns-repeated="3"/>
        <table:table-column table:style-name="Tabell22.D"/>
        <table:table-row>
          <table:table-cell table:style-name="Tabell22.A1" office:value-type="string">
            <text:p text:style-name="P8">When:</text:p>
          </table:table-cell>
          <table:table-cell table:style-name="Tabell22.A1" office:value-type="string">
            <text:p text:style-name="P8">To do:</text:p>
          </table:table-cell>
          <table:table-cell table:style-name="Tabell22.A1" office:value-type="string">
            <text:p text:style-name="P8">Time Estimates:</text:p>
          </table:table-cell>
          <table:table-cell table:style-name="Tabell22.D1" office:value-type="string">
            <text:p text:style-name="P8">Recources:</text:p>
          </table:table-cell>
        </table:table-row>
        <table:table-row>
          <table:table-cell table:style-name="Tabell22.A2" office:value-type="string">
            <text:p text:style-name="P4">week 11</text:p>
          </table:table-cell>
          <table:table-cell table:style-name="Tabell22.A2" office:value-type="string">
            <text:p text:style-name="P4">Add to project plan what is discovered to be missing from Iteration 3</text:p>
          </table:table-cell>
          <table:table-cell table:style-name="Tabell22.A2" office:value-type="string">
            <text:p text:style-name="P7">2 Hours</text:p>
          </table:table-cell>
          <table:table-cell table:style-name="Tabell22.D2" office:value-type="string">
            <text:p text:style-name="P5">Eclipse,Oracle website, Internet connection, lectures, book Sommerville (2015)</text:p>
          </table:table-cell>
        </table:table-row>
        <table:table-row>
          <table:table-cell table:style-name="Tabell22.A2" office:value-type="string">
            <text:p text:style-name="P4">week 11-12</text:p>
          </table:table-cell>
          <table:table-cell table:style-name="Tabell22.A2" office:value-type="string">
            <text:p text:style-name="P4">Add Highscore</text:p>
          </table:table-cell>
          <table:table-cell table:style-name="Tabell22.A2" office:value-type="string">
            <text:p text:style-name="P7">3 Hours</text:p>
          </table:table-cell>
          <table:table-cell table:style-name="Tabell22.D2" office:value-type="string">
            <text:p text:style-name="P5">Eclipse,Oracle website, Internet connection, lectures, book Sommerville (2015)</text:p>
          </table:table-cell>
        </table:table-row>
        <table:table-row>
          <table:table-cell table:style-name="Tabell22.A2" office:value-type="string">
            <text:p text:style-name="P4">week 11-12</text:p>
          </table:table-cell>
          <table:table-cell table:style-name="Tabell22.A2" office:value-type="string">
            <text:p text:style-name="P4">Add timer</text:p>
          </table:table-cell>
          <table:table-cell table:style-name="Tabell22.A2" office:value-type="string">
            <text:p text:style-name="P7">3 Hours</text:p>
          </table:table-cell>
          <table:table-cell table:style-name="Tabell22.D2" office:value-type="string">
            <text:p text:style-name="P5">Eclipse,Oracle website, Internet connection, lectures, book Sommerville (2015)</text:p>
          </table:table-cell>
        </table:table-row>
      </table:table>
      <table:table table:name="Tabell23" table:style-name="Tabell23">
        <table:table-column table:style-name="Tabell23.A" table:number-columns-repeated="3"/>
        <table:table-column table:style-name="Tabell23.D"/>
        <text:soft-page-break/>
        <table:table-row>
          <table:table-cell table:style-name="Tabell23.A1" office:value-type="string">
            <text:p text:style-name="P4">week 12-13</text:p>
          </table:table-cell>
          <table:table-cell table:style-name="Tabell23.A1" office:value-type="string">
            <text:p text:style-name="P4">Add option read words from different site</text:p>
          </table:table-cell>
          <table:table-cell table:style-name="Tabell23.A1" office:value-type="string">
            <text:p text:style-name="P7">3 Hours</text:p>
          </table:table-cell>
          <table:table-cell table:style-name="Tabell23.D1" office:value-type="string">
            <text:p text:style-name="P5">Eclipse,Oracle website, Internet connection, lectures, book Sommerville (2015)</text:p>
          </table:table-cell>
        </table:table-row>
        <table:table-row>
          <table:table-cell table:style-name="Tabell23.A2" office:value-type="string">
            <text:p text:style-name="P4">week 12-13</text:p>
          </table:table-cell>
          <table:table-cell table:style-name="Tabell23.A2" office:value-type="string">
            <text:p text:style-name="P4">Comprehensive testing</text:p>
          </table:table-cell>
          <table:table-cell table:style-name="Tabell23.A2" office:value-type="string">
            <text:p text:style-name="P7">12 Hours</text:p>
          </table:table-cell>
          <table:table-cell table:style-name="Tabell23.D2" office:value-type="string">
            <text:p text:style-name="P5">Eclipse,Oracle website, Internet connection, lectures, book Sommerville (2015)</text:p>
          </table:table-cell>
        </table:table-row>
      </table:table>
      <text:p text:style-name="P4"/>
      <text:p text:style-name="P4"/>
      <text:p text:style-name="P4"/>
      <text:p text:style-name="P4"/>
      <text:p text:style-name="P4"/>
      <text:p text:style-name="P11">6 Risk Analysis</text:p>
      <text:p text:style-name="P4"/>
      <text:p text:style-name="P4">6.1 Risks and strategies</text:p>
      <table:table table:name="Tabell7" table:style-name="Tabell7">
        <table:table-column table:style-name="Tabell7.A"/>
        <table:table-column table:style-name="Tabell7.B"/>
        <table:table-column table:style-name="Tabell7.C"/>
        <table:table-row>
          <table:table-cell table:style-name="Tabell7.A1" office:value-type="string">
            <text:p text:style-name="P4">Project risks:</text:p>
          </table:table-cell>
          <table:table-cell table:style-name="Tabell7.A1" office:value-type="string">
            <text:p text:style-name="P4">Bussines risks:</text:p>
          </table:table-cell>
          <table:table-cell table:style-name="Tabell7.C1" office:value-type="string">
            <text:p text:style-name="P4">Product risks:</text:p>
          </table:table-cell>
        </table:table-row>
        <table:table-row>
          <table:table-cell table:style-name="Tabell7.A2" office:value-type="string">
            <text:p text:style-name="P4">I might have to work overtime during this course and this would put me behind schedual</text:p>
            <text:p text:style-name="P7">Probability: 5 </text:p>
            <text:p text:style-name="P7">impact: delays</text:p>
            <text:p text:style-name="P7">Avoidance strategie: Tell boss that I rather not work extra during this project.</text:p>
            <text:p text:style-name="P8">Contingency plan: Work on project during work hours.</text:p>
          </table:table-cell>
          <table:table-cell table:style-name="Tabell7.A2" office:value-type="string">
            <text:p text:style-name="P7"><text:span text:style-name="T6">I might burnout</text:span><text:line-break/>Probability: 1 </text:p>
            <text:p text:style-name="P7">impact: catastrophic.</text:p>
            <text:p text:style-name="P7">Avoidance strategie: start work in time and get lots of sleep.</text:p>
          </table:table-cell>
          <table:table-cell table:style-name="Tabell7.C2" office:value-type="string">
            <text:p text:style-name="P7"><text:span text:style-name="T6">Reading words from the web might be harder than anticipated.</text:span> <text:line-break/>Probability: 6 </text:p>
            <text:p text:style-name="P7">Impact: Delays or change of specifications.</text:p>
            <text:p text:style-name="P7">Contingency plan: manually program the requried words or read in different words.</text:p>
          </table:table-cell>
        </table:table-row>
        <table:table-row>
          <table:table-cell table:style-name="Tabell7.A2" office:value-type="string">
            <text:p text:style-name="P8">The time estimates might be off and therefore some extra features will not be implemented.</text:p>
            <text:p text:style-name="P9">Probability: 5 impact: less complete system</text:p>
          </table:table-cell>
          <table:table-cell table:style-name="Tabell7.A2" office:value-type="string">
            <text:p text:style-name="P7"/>
          </table:table-cell>
          <table:table-cell table:style-name="Tabell7.C2" office:value-type="string">
            <text:p text:style-name="P8">Game logic might not be as easy as I anticipate.</text:p>
            <text:p text:style-name="P9">Probability: 2<text:line-break/>impact: Delays and possible F in course.</text:p>
          </table:table-cell>
        </table:table-row>
      </table:table>
      <table:table table:name="Tabell9" table:style-name="Tabell9">
        <table:table-column table:style-name="Tabell9.A" table:number-columns-repeated="3"/>
        <table:table-row>
          <table:table-cell table:style-name="Tabell9.A1" office:value-type="string">
            <text:p text:style-name="P8"/>
          </table:table-cell>
          <table:table-cell table:style-name="Tabell9.A1" office:value-type="string">
            <text:p text:style-name="P7"/>
          </table:table-cell>
          <table:table-cell table:style-name="Tabell9.C1" office:value-type="string">
            <text:p text:style-name="P7"/>
          </table:table-cell>
        </table:table-row>
        <table:table-row>
          <table:table-cell table:style-name="Tabell9.A2" office:value-type="string">
            <text:p text:style-name="P7"/>
          </table:table-cell>
          <table:table-cell table:style-name="Tabell9.A2" office:value-type="string">
            <text:p text:style-name="P7"/>
          </table:table-cell>
          <table:table-cell table:style-name="Tabell9.C2" office:value-type="string">
            <text:p text:style-name="P7"/>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7 Timelog</text:p>
      <text:p text:style-name="P3"/>
      <text:p text:style-name="P3"/>
      <text:p text:style-name="P3"/>
      <table:table table:name="Tabell10" table:style-name="Tabell10">
        <table:table-column table:style-name="Tabell10.A" table:number-columns-repeated="3"/>
        <table:table-row>
          <table:table-cell table:style-name="Tabell10.A1" office:value-type="string">
            <text:p text:style-name="P10">To do:</text:p>
          </table:table-cell>
          <table:table-cell table:style-name="Tabell10.A1" office:value-type="string">
            <text:p text:style-name="P10">Estimated Time</text:p>
          </table:table-cell>
          <table:table-cell table:style-name="Tabell10.C1" office:value-type="string">
            <text:p text:style-name="P10">Accual time</text:p>
          </table:table-cell>
        </table:table-row>
        <table:table-row>
          <table:table-cell table:style-name="Tabell10.A2" office:value-type="string">
            <text:p text:style-name="P10">Create first draft of project plan and skeleton code.</text:p>
            <text:p text:style-name="P10">19-01-24 / 19-02-03</text:p>
          </table:table-cell>
          <table:table-cell table:style-name="Tabell10.A2" office:value-type="string">
            <text:p text:style-name="P10">9 hours</text:p>
            <text:p text:style-name="P10">15 minutes</text:p>
          </table:table-cell>
          <table:table-cell table:style-name="Tabell10.C2" office:value-type="string">
            <text:p text:style-name="P10">12 hours</text:p>
          </table:table-cell>
        </table:table-row>
        <table:table-row>
          <table:table-cell table:style-name="Tabell10.A2" office:value-type="string">
            <text:p text:style-name="P10">Refined the project plan.<text:line-break/>19-02-06</text:p>
          </table:table-cell>
          <table:table-cell table:style-name="Tabell10.A2" office:value-type="string">
            <text:p text:style-name="P10">1 hours</text:p>
          </table:table-cell>
          <table:table-cell table:style-name="Tabell10.C2" office:value-type="string">
            <text:p text:style-name="P10">1 hours</text:p>
          </table:table-cell>
        </table:table-row>
        <table:table-row>
          <table:table-cell table:style-name="Tabell10.A2" office:value-type="string">
            <text:p text:style-name="P10">Read chapter 6 in Patternsbook</text:p>
          </table:table-cell>
          <table:table-cell table:style-name="Tabell10.A2" office:value-type="string">
            <text:p text:style-name="P10">1 hour</text:p>
          </table:table-cell>
          <table:table-cell table:style-name="Tabell10.C2" office:value-type="string">
            <text:p text:style-name="P10">5 Hours</text:p>
          </table:table-cell>
        </table:table-row>
        <table:table-row>
          <table:table-cell table:style-name="Tabell10.A2" office:value-type="string">
            <text:p text:style-name="P10">Create text based use cases</text:p>
          </table:table-cell>
          <table:table-cell table:style-name="Tabell10.A2" office:value-type="string">
            <text:p text:style-name="P10">2 Hours</text:p>
          </table:table-cell>
          <table:table-cell table:style-name="Tabell10.C2" office:value-type="string">
            <text:p text:style-name="P10">2 hours</text:p>
          </table:table-cell>
        </table:table-row>
        <table:table-row>
          <table:table-cell table:style-name="Tabell10.A2" office:value-type="string">
            <text:p text:style-name="P10">Create basic use case diagram</text:p>
          </table:table-cell>
          <table:table-cell table:style-name="Tabell10.A2" office:value-type="string">
            <text:p text:style-name="P10">8 hours</text:p>
          </table:table-cell>
          <table:table-cell table:style-name="Tabell10.C2" office:value-type="string">
            <text:p text:style-name="P10">3 hours</text:p>
          </table:table-cell>
        </table:table-row>
        <table:table-row>
          <table:table-cell table:style-name="Tabell10.A2" office:value-type="string">
            <text:p text:style-name="P10">Expand the use case model</text:p>
          </table:table-cell>
          <table:table-cell table:style-name="Tabell10.A2" office:value-type="string">
            <text:p text:style-name="P10">3 hours</text:p>
          </table:table-cell>
          <table:table-cell table:style-name="Tabell10.C2" office:value-type="string">
            <text:p text:style-name="P10">2 hours</text:p>
          </table:table-cell>
        </table:table-row>
        <table:table-row>
          <table:table-cell table:style-name="Tabell10.A2" office:value-type="string">
            <text:p text:style-name="P10">Fully dressed use case</text:p>
          </table:table-cell>
          <table:table-cell table:style-name="Tabell10.A2" office:value-type="string">
            <text:p text:style-name="P10">3 hours</text:p>
          </table:table-cell>
          <table:table-cell table:style-name="Tabell10.C2" office:value-type="string">
            <text:p text:style-name="P10"/>
          </table:table-cell>
        </table:table-row>
        <table:table-row>
          <table:table-cell table:style-name="Tabell10.A2" office:value-type="string">
            <text:p text:style-name="P10">Model behavior with UML state machine</text:p>
          </table:table-cell>
          <table:table-cell table:style-name="Tabell10.A2" office:value-type="string">
            <text:p text:style-name="P10">6 hours</text:p>
          </table:table-cell>
          <table:table-cell table:style-name="Tabell10.C2" office:value-type="string">
            <text:p text:style-name="P10"/>
          </table:table-cell>
        </table:table-row>
        <table:table-row>
          <table:table-cell table:style-name="Tabell10.A2" office:value-type="string">
            <text:p text:style-name="P10">Play game state machine</text:p>
          </table:table-cell>
          <table:table-cell table:style-name="Tabell10.A2" office:value-type="string">
            <text:p text:style-name="P10">2 hours</text:p>
          </table:table-cell>
          <table:table-cell table:style-name="Tabell10.C2" office:value-type="string">
            <text:p text:style-name="P10"/>
          </table:table-cell>
        </table:table-row>
      </table:table>
      <table:table table:name="Tabell25" table:style-name="Tabell25">
        <table:table-column table:style-name="Tabell25.A" table:number-columns-repeated="3"/>
        <table:table-row>
          <table:table-cell table:style-name="Tabell25.A1" office:value-type="string">
            <text:p text:style-name="P10">Implement basic version</text:p>
          </table:table-cell>
          <table:table-cell table:style-name="Tabell25.A1" office:value-type="string">
            <text:p text:style-name="P10">8 hours</text:p>
          </table:table-cell>
          <table:table-cell table:style-name="Tabell25.C1" office:value-type="string">
            <text:p text:style-name="P7"><text:s/>10<text:span text:style-name="T2"> hours</text:span></text:p>
          </table:table-cell>
        </table:table-row>
        <table:table-row>
          <table:table-cell table:style-name="Tabell25.A2" office:value-type="string">
            <text:p text:style-name="P10">Create Class diagrams</text:p>
          </table:table-cell>
          <table:table-cell table:style-name="Tabell25.A2" office:value-type="string">
            <text:p text:style-name="P10">6 hours</text:p>
          </table:table-cell>
          <table:table-cell table:style-name="Tabell25.C2" office:value-type="string">
            <text:p text:style-name="P7"><text:s/>4<text:span text:style-name="T2"> hours</text:span></text:p>
          </table:table-cell>
        </table:table-row>
        <table:table-row>
          <table:table-cell table:style-name="Tabell25.A2" office:value-type="string">
            <text:p text:style-name="P10"/>
          </table:table-cell>
          <table:table-cell table:style-name="Tabell25.A2" office:value-type="string">
            <text:p text:style-name="P10"/>
          </table:table-cell>
          <table:table-cell table:style-name="Tabell25.C2" office:value-type="string">
            <text:p text:style-name="P7"/>
          </table:table-cell>
        </table:table-row>
      </table:table>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8 Files related to project:</text:p>
      <text:p text:style-name="P3"/>
      <text:p text:style-name="P3"/>
      <text:p text:style-name="P4"/>
      <text:p text:style-name="P4"/>
      <table:table table:name="Tabell24" table:style-name="Tabell24">
        <table:table-column table:style-name="Tabell24.A"/>
        <table:table-column table:style-name="Tabell24.B"/>
        <table:table-row>
          <table:table-cell table:style-name="Tabell24.A1" office:value-type="string">
            <text:p text:style-name="P8">File:</text:p>
          </table:table-cell>
          <table:table-cell table:style-name="Tabell24.B1" office:value-type="string">
            <text:p text:style-name="P8">Description:</text:p>
          </table:table-cell>
        </table:table-row>
        <table:table-row>
          <table:table-cell table:style-name="Tabell24.A2" office:value-type="string">
            <text:p text:style-name="P7">ProjectPlanHangman.odt</text:p>
          </table:table-cell>
          <table:table-cell table:style-name="Tabell24.B2" office:value-type="string">
            <text:p text:style-name="P7">Full project plan</text:p>
          </table:table-cell>
        </table:table-row>
        <table:table-row>
          <table:table-cell table:style-name="Tabell24.A2" office:value-type="string">
            <text:p text:style-name="P7">HangmanLogic.java</text:p>
          </table:table-cell>
          <table:table-cell table:style-name="Tabell24.B2" office:value-type="string">
            <text:p text:style-name="P7">Class containing Game logic</text:p>
          </table:table-cell>
        </table:table-row>
        <table:table-row>
          <table:table-cell table:style-name="Tabell24.A2" office:value-type="string">
            <text:p text:style-name="P7">ReadWordsFromWeb.java</text:p>
          </table:table-cell>
          <table:table-cell table:style-name="Tabell24.B2" office:value-type="string">
            <text:p text:style-name="P7">Class reading words from the web</text:p>
          </table:table-cell>
        </table:table-row>
        <table:table-row>
          <table:table-cell table:style-name="Tabell24.A2" office:value-type="string">
            <text:p text:style-name="P7">HangmanMain.java</text:p>
          </table:table-cell>
          <table:table-cell table:style-name="Tabell24.B2" office:value-type="string">
            <text:p text:style-name="P7">Hangman program Main class</text:p>
          </table:table-cell>
        </table:table-row>
        <table:table-row>
          <table:table-cell table:style-name="Tabell24.A2" office:value-type="string">
            <text:p text:style-name="P7"/>
          </table:table-cell>
          <table:table-cell table:style-name="Tabell24.B2" office:value-type="string">
            <text:p text:style-name="P7"/>
          </table:table-cell>
        </table:table-row>
        <table:table-row>
          <table:table-cell table:style-name="Tabell24.A2" office:value-type="string">
            <text:p text:style-name="P7"/>
          </table:table-cell>
          <table:table-cell table:style-name="Tabell24.B2" office:value-type="string">
            <text:p text:style-name="P7"/>
          </table:table-cell>
        </table:table-row>
      </table:table>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IBMPlexSans" svg:font-family="IBMPlexSans"/>
    <style:font-face style:name="Arial3" svg:font-family="Arial" style:font-family-generic="swiss"/>
    <style:font-face style:name="Calibri" svg:font-family="Calibri" style:font-family-generic="swiss"/>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Objekt_20_med_20_pilspets" style:display-name="Objekt med pilspets" style:family="paragraph" style:parent-style-name="Standard"/>
    <style:style style:name="Objekt_20_med_20_skugga" style:display-name="Objekt med skugga" style:family="paragraph" style:parent-style-name="Standard"/>
    <style:style style:name="Objekt_20_utan_20_fyllning" style:display-name="Objekt utan fyllning" style:family="paragraph" style:parent-style-name="Standard"/>
    <style:style style:name="Objekt_20_utan_20_fyllning_20_eller_20_linje" style:display-name="Objekt utan fyllning eller linje" style:family="paragraph" style:parent-style-name="Standard"/>
    <style:style style:name="Text" style:family="paragraph" style:parent-style-name="Caption" style:class="extra"/>
    <style:style style:name="Brödtexten_20_har_20_justerats" style:display-name="Brödtexten har justerats" style:family="paragraph" style:parent-style-name="Standard">
      <style:paragraph-properties fo:text-align="start" style:justify-single-word="false"/>
    </style:style>
    <style:style style:name="Brödtext_20_indrag" style:display-name="Brödtext indrag"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text-properties fo:font-size="24pt" style:font-size-asian="24pt" style:font-size-complex="24pt"/>
    </style:style>
    <style:style style:name="Titel2" style:family="paragraph" style:parent-style-name="Standard">
      <style:paragraph-properties fo:margin-left="0in" fo:margin-right="0.0783in" fo:margin-top="0.0398in" fo:margin-bottom="0.0398in" fo:text-align="center" style:justify-single-word="false" fo:text-indent="0in" style:auto-text-indent="false"/>
      <style:text-properties fo:font-size="36pt" style:font-size-asian="36pt" style:font-size-complex="36pt"/>
    </style:style>
    <style:style style:name="Rubrik1" style:family="paragraph" style:parent-style-name="Standard">
      <style:paragraph-properties fo:margin-top="0.1654in" fo:margin-bottom="0.0827in"/>
      <style:text-properties fo:font-size="18pt" fo:font-weight="bold" style:font-size-asian="18pt" style:font-weight-asian="bold" style:font-size-complex="18pt" style:font-weight-complex="bold"/>
    </style:style>
    <style:style style:name="Rubrik2" style:family="paragraph" style:parent-style-name="Standard">
      <style:paragraph-properties fo:margin-top="0.1654in" fo:margin-bottom="0.0827in"/>
      <style:text-properties fo:font-size="14pt" fo:font-style="italic" fo:font-weight="bold" style:font-size-asian="14pt" style:font-style-asian="italic" style:font-weight-asian="bold" style:font-size-complex="14pt" style:font-style-complex="italic" style:font-weight-complex="bold"/>
    </style:style>
    <style:style style:name="Måttlinje" style:family="paragraph" style:parent-style-name="Standard">
      <style:text-properties fo:font-size="12pt" style:font-size-asian="12pt" style:font-size-complex="12pt"/>
    </style:style>
    <style:style style:name="master-page3_7e_LT_7e_Gliederung_20_1" style:display-name="master-page3~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3_7e_LT_7e_Gliederung_20_2" style:display-name="master-page3~LT~Gliederung 2" style:family="paragraph" style:parent-style-name="master-page3_7e_LT_7e_Gliederung_20_1">
      <style:paragraph-properties fo:margin-top="0in" fo:margin-bottom="0.1575in"/>
      <style:text-properties fo:font-size="28pt" style:font-size-asian="28pt" style:font-size-complex="28pt"/>
    </style:style>
    <style:style style:name="master-page3_7e_LT_7e_Gliederung_20_3" style:display-name="master-page3~LT~Gliederung 3" style:family="paragraph" style:parent-style-name="master-page3_7e_LT_7e_Gliederung_20_2">
      <style:paragraph-properties fo:margin-top="0in" fo:margin-bottom="0.1181in"/>
      <style:text-properties fo:font-size="24pt" style:font-size-asian="24pt" style:font-size-complex="24pt"/>
    </style:style>
    <style:style style:name="master-page3_7e_LT_7e_Gliederung_20_4" style:display-name="master-page3~LT~Gliederung 4" style:family="paragraph" style:parent-style-name="master-page3_7e_LT_7e_Gliederung_20_3">
      <style:paragraph-properties fo:margin-top="0in" fo:margin-bottom="0.0783in"/>
      <style:text-properties fo:font-size="20pt" style:font-size-asian="20pt" style:font-size-complex="20pt"/>
    </style:style>
    <style:style style:name="master-page3_7e_LT_7e_Gliederung_20_5" style:display-name="master-page3~LT~Gliederung 5" style:family="paragraph" style:parent-style-name="master-page3_7e_LT_7e_Gliederung_20_4">
      <style:paragraph-properties fo:margin-top="0in" fo:margin-bottom="0.0398in"/>
    </style:style>
    <style:style style:name="master-page3_7e_LT_7e_Gliederung_20_6" style:display-name="master-page3~LT~Gliederung 6" style:family="paragraph" style:parent-style-name="master-page3_7e_LT_7e_Gliederung_20_5"/>
    <style:style style:name="master-page3_7e_LT_7e_Gliederung_20_7" style:display-name="master-page3~LT~Gliederung 7" style:family="paragraph" style:parent-style-name="master-page3_7e_LT_7e_Gliederung_20_6"/>
    <style:style style:name="master-page3_7e_LT_7e_Gliederung_20_8" style:display-name="master-page3~LT~Gliederung 8" style:family="paragraph" style:parent-style-name="master-page3_7e_LT_7e_Gliederung_20_7"/>
    <style:style style:name="master-page3_7e_LT_7e_Gliederung_20_9" style:display-name="master-page3~LT~Gliederung 9" style:family="paragraph" style:parent-style-name="master-page3_7e_LT_7e_Gliederung_20_8"/>
    <style:style style:name="master-page3_7e_LT_7e_Titel" style:display-name="master-page3~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3_7e_LT_7e_Untertitel" style:display-name="master-page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3_7e_LT_7e_Notizen" style:display-name="master-page3~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3_7e_LT_7e_Hintergrundobjekte" style:display-name="master-page3~LT~Hintergrundobjekte" style:family="paragraph">
      <style:paragraph-properties style:text-autospace="none"/>
      <style:text-properties style:letter-kerning="true"/>
    </style:style>
    <style:style style:name="master-page3_7e_LT_7e_Hintergrund" style:display-name="master-page3~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Rubrik"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Underrubrik"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Bakgrundsobjekt" style:family="paragraph">
      <style:paragraph-properties style:text-autospace="none"/>
      <style:text-properties style:letter-kerning="true"/>
    </style:style>
    <style:style style:name="Bakgrund" style:family="paragraph">
      <style:paragraph-properties style:text-autospace="none"/>
      <style:text-properties style:letter-kerning="true"/>
    </style:style>
    <style:style style:name="Anteckningar"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Disposition_20_1" style:display-name="Disposition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Disposition_20_2" style:display-name="Disposition 2" style:family="paragraph" style:parent-style-name="Disposition_20_1">
      <style:paragraph-properties fo:margin-top="0in" fo:margin-bottom="0.1575in"/>
      <style:text-properties fo:font-size="28pt" style:font-size-asian="28pt" style:font-size-complex="28pt"/>
    </style:style>
    <style:style style:name="Disposition_20_3" style:display-name="Disposition 3" style:family="paragraph" style:parent-style-name="Disposition_20_2">
      <style:paragraph-properties fo:margin-top="0in" fo:margin-bottom="0.1181in"/>
      <style:text-properties fo:font-size="24pt" style:font-size-asian="24pt" style:font-size-complex="24pt"/>
    </style:style>
    <style:style style:name="Disposition_20_4" style:display-name="Disposition 4" style:family="paragraph" style:parent-style-name="Disposition_20_3">
      <style:paragraph-properties fo:margin-top="0in" fo:margin-bottom="0.0783in"/>
      <style:text-properties fo:font-size="20pt" style:font-size-asian="20pt" style:font-size-complex="20pt"/>
    </style:style>
    <style:style style:name="Disposition_20_5" style:display-name="Disposition 5" style:family="paragraph" style:parent-style-name="Disposition_20_4">
      <style:paragraph-properties fo:margin-top="0in" fo:margin-bottom="0.0398in"/>
    </style:style>
    <style:style style:name="Disposition_20_6" style:display-name="Disposition 6" style:family="paragraph" style:parent-style-name="Disposition_20_5"/>
    <style:style style:name="Disposition_20_7" style:display-name="Disposition 7" style:family="paragraph" style:parent-style-name="Disposition_20_6"/>
    <style:style style:name="Disposition_20_8" style:display-name="Disposition 8" style:family="paragraph" style:parent-style-name="Disposition_20_7"/>
    <style:style style:name="Disposition_20_9" style:display-name="Disposition 9" style:family="paragraph" style:parent-style-name="Disposition_20_8"/>
    <style:style style:name="master-page24_7e_LT_7e_Gliederung_20_1" style:display-name="master-page24~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24_7e_LT_7e_Gliederung_20_2" style:display-name="master-page24~LT~Gliederung 2" style:family="paragraph" style:parent-style-name="master-page24_7e_LT_7e_Gliederung_20_1">
      <style:paragraph-properties fo:margin-top="0in" fo:margin-bottom="0.1575in"/>
      <style:text-properties fo:font-size="28pt" style:font-size-asian="28pt" style:font-size-complex="28pt"/>
    </style:style>
    <style:style style:name="master-page24_7e_LT_7e_Gliederung_20_3" style:display-name="master-page24~LT~Gliederung 3" style:family="paragraph" style:parent-style-name="master-page24_7e_LT_7e_Gliederung_20_2">
      <style:paragraph-properties fo:margin-top="0in" fo:margin-bottom="0.1181in"/>
      <style:text-properties fo:font-size="24pt" style:font-size-asian="24pt" style:font-size-complex="24pt"/>
    </style:style>
    <style:style style:name="master-page24_7e_LT_7e_Gliederung_20_4" style:display-name="master-page24~LT~Gliederung 4" style:family="paragraph" style:parent-style-name="master-page24_7e_LT_7e_Gliederung_20_3">
      <style:paragraph-properties fo:margin-top="0in" fo:margin-bottom="0.0783in"/>
      <style:text-properties fo:font-size="20pt" style:font-size-asian="20pt" style:font-size-complex="20pt"/>
    </style:style>
    <style:style style:name="master-page24_7e_LT_7e_Gliederung_20_5" style:display-name="master-page24~LT~Gliederung 5" style:family="paragraph" style:parent-style-name="master-page24_7e_LT_7e_Gliederung_20_4">
      <style:paragraph-properties fo:margin-top="0in" fo:margin-bottom="0.0398in"/>
    </style:style>
    <style:style style:name="master-page24_7e_LT_7e_Gliederung_20_6" style:display-name="master-page24~LT~Gliederung 6" style:family="paragraph" style:parent-style-name="master-page24_7e_LT_7e_Gliederung_20_5"/>
    <style:style style:name="master-page24_7e_LT_7e_Gliederung_20_7" style:display-name="master-page24~LT~Gliederung 7" style:family="paragraph" style:parent-style-name="master-page24_7e_LT_7e_Gliederung_20_6"/>
    <style:style style:name="master-page24_7e_LT_7e_Gliederung_20_8" style:display-name="master-page24~LT~Gliederung 8" style:family="paragraph" style:parent-style-name="master-page24_7e_LT_7e_Gliederung_20_7"/>
    <style:style style:name="master-page24_7e_LT_7e_Gliederung_20_9" style:display-name="master-page24~LT~Gliederung 9" style:family="paragraph" style:parent-style-name="master-page24_7e_LT_7e_Gliederung_20_8"/>
    <style:style style:name="master-page24_7e_LT_7e_Titel" style:display-name="master-page24~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24_7e_LT_7e_Untertitel" style:display-name="master-page2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24_7e_LT_7e_Notizen" style:display-name="master-page24~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24_7e_LT_7e_Hintergrundobjekte" style:display-name="master-page24~LT~Hintergrundobjekte" style:family="paragraph">
      <style:paragraph-properties style:text-autospace="none"/>
      <style:text-properties style:letter-kerning="true"/>
    </style:style>
    <style:style style:name="master-page24_7e_LT_7e_Hintergrund" style:display-name="master-page24~LT~Hintergrund" style:family="paragraph">
      <style:paragraph-properties style:text-autospace="none"/>
      <style:text-properties style:letter-kerning="true"/>
    </style:style>
    <style:style style:name="WW-Rubrik1"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WW-Rubrik12"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text:page-number> <text:s text:c="3"/>Project Hangman – v. 1.0 - Marcus G Hill - 19-02-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dd ddd</meta:initial-creator>
    <meta:creation-date>2019-02-01T23:25:17.06</meta:creation-date>
    <dc:date>2019-02-17T02:38:19.73</dc:date>
    <dc:creator>ddd ddd</dc:creator>
    <meta:editing-duration>P1DT17H30M29S</meta:editing-duration>
    <meta:editing-cycles>118</meta:editing-cycles>
    <meta:generator>OpenOffice/4.1.5$Win32 OpenOffice.org_project/415m1$Build-9789</meta:generator>
    <meta:document-statistic meta:table-count="26" meta:image-count="0" meta:object-count="0" meta:page-count="14" meta:paragraph-count="306" meta:word-count="2140" meta:character-count="16750"/>
  </office:meta>
</office:document-meta>
</file>